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in"/>
    </style:style>
    <style:style style:name="ro1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1.5pt solid #000000" fo:border-right="none" fo:border-top="1.5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ackground-color="#00a933" fo:border-left="1.5pt solid #000000" fo:border-right="none" fo:border-top="none"/>
    </style:style>
    <style:style style:name="ce4" style:family="table-cell" style:parent-style-name="Default">
      <style:table-cell-properties fo:border-bottom="1.5pt solid #000000" fo:background-color="#00a933" fo:border-left="1.5pt solid #000000" fo:border-right="none" fo:border-top="none"/>
    </style:style>
    <style:style style:name="ce5" style:family="table-cell" style:parent-style-name="Default">
      <style:table-cell-properties fo:border-bottom="none" fo:border-left="none" fo:border-right="none" fo:border-top="1.5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00a933"/>
    </style:style>
    <style:style style:name="ce7" style:family="table-cell" style:parent-style-name="Default">
      <style:table-cell-properties fo:border-bottom="1.5pt solid #000000" fo:background-color="#00a933" fo:border-left="none" fo:border-right="none" fo:border-top="none"/>
    </style:style>
    <style:style style:name="ce8" style:family="table-cell" style:parent-style-name="Default">
      <style:table-cell-properties fo:border-bottom="none" fo:border-left="none" fo:border-right="1.5pt solid #000000" fo:border-top="1.5pt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none" fo:background-color="#00a933" fo:border-left="none" fo:border-right="1.5pt solid #000000" fo:border-top="none"/>
    </style:style>
    <style:style style:name="ce10" style:family="table-cell" style:parent-style-name="Default">
      <style:table-cell-properties fo:border-bottom="1.5pt solid #000000" fo:background-color="#00a933" fo:border-left="none" fo:border-right="1.5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ARRAY_1_METRIC__gscv_method_comparison_dump" table:style-name="ta1">
        <office:forms form:automatic-focus="false" form:apply-design-mode="false"/>
        <table:table-column table:style-name="co1" table:default-cell-style-name="ce1"/>
        <table:table-column table:style-name="co1" table:number-columns-repeated="1023" table:default-cell-style-name="Default"/>
        <table:table-row table:style-name="ro1">
          <table:table-cell/>
          <table:table-cell table:style-name="ce2" office:value-type="string" calcext:value-type="string">
            <text:p>sklearn_refit_False_post_init</text:p>
          </table:table-cell>
          <table:table-cell table:style-name="ce5" office:value-type="string" calcext:value-type="string">
            <text:p>dask_refit_False_post_init</text:p>
          </table:table-cell>
          <table:table-cell table:style-name="ce5" office:value-type="string" calcext:value-type="string">
            <text:p>gstcv_sklearn_refit_False_post_init</text:p>
          </table:table-cell>
          <table:table-cell table:style-name="ce8" office:value-type="string" calcext:value-type="string">
            <text:p>gstcv_dask_refit_False_post_init</text:p>
          </table:table-cell>
          <table:table-cell table:style-name="ce2" office:value-type="string" calcext:value-type="string">
            <text:p>sklearn_refit_balanced_accuracy_post_init</text:p>
          </table:table-cell>
          <table:table-cell table:style-name="ce5" office:value-type="string" calcext:value-type="string">
            <text:p>dask_refit_balanced_accuracy_post_init</text:p>
          </table:table-cell>
          <table:table-cell table:style-name="ce5" office:value-type="string" calcext:value-type="string">
            <text:p>gstcv_sklearn_refit_balanced_accuracy_post_init</text:p>
          </table:table-cell>
          <table:table-cell table:style-name="ce8" office:value-type="string" calcext:value-type="string">
            <text:p>gstcv_dask_refit_balanced_accuracy_post_init</text:p>
          </table:table-cell>
          <table:table-cell table:style-name="ce2" office:value-type="string" calcext:value-type="string">
            <text:p>sklearn_refit_refit_fxn_post_init</text:p>
          </table:table-cell>
          <table:table-cell table:style-name="ce5" office:value-type="string" calcext:value-type="string">
            <text:p>dask_refit_refit_fxn_post_init</text:p>
          </table:table-cell>
          <table:table-cell table:style-name="ce5" office:value-type="string" calcext:value-type="string">
            <text:p>gstcv_sklearn_refit_refit_fxn_post_init</text:p>
          </table:table-cell>
          <table:table-cell table:style-name="ce8" office:value-type="string" calcext:value-type="string">
            <text:p>gstcv_dask_refit_refit_fxn_post_init</text:p>
          </table:table-cell>
          <table:table-cell table:style-name="ce2" office:value-type="string" calcext:value-type="string">
            <text:p>sklearn_refit_False_post_fit</text:p>
          </table:table-cell>
          <table:table-cell table:style-name="ce5" office:value-type="string" calcext:value-type="string">
            <text:p>dask_refit_False_post_fit</text:p>
          </table:table-cell>
          <table:table-cell table:style-name="ce5" office:value-type="string" calcext:value-type="string">
            <text:p>gstcv_sklearn_refit_False_post_fit</text:p>
          </table:table-cell>
          <table:table-cell table:style-name="ce8" office:value-type="string" calcext:value-type="string">
            <text:p>gstcv_dask_refit_False_post_fit</text:p>
          </table:table-cell>
          <table:table-cell table:style-name="ce2" office:value-type="string" calcext:value-type="string">
            <text:p>sklearn_refit_balanced_accuracy_post_fit</text:p>
          </table:table-cell>
          <table:table-cell table:style-name="ce5" office:value-type="string" calcext:value-type="string">
            <text:p>dask_refit_balanced_accuracy_post_fit</text:p>
          </table:table-cell>
          <table:table-cell table:style-name="ce5" office:value-type="string" calcext:value-type="string">
            <text:p>gstcv_sklearn_refit_balanced_accuracy_post_fit</text:p>
          </table:table-cell>
          <table:table-cell table:style-name="ce8" office:value-type="string" calcext:value-type="string">
            <text:p>gstcv_dask_refit_balanced_accuracy_post_fit</text:p>
          </table:table-cell>
          <table:table-cell table:style-name="ce2" office:value-type="string" calcext:value-type="string">
            <text:p>sklearn_refit_refit_fxn_post_fit</text:p>
          </table:table-cell>
          <table:table-cell table:style-name="ce5" office:value-type="string" calcext:value-type="string">
            <text:p>dask_refit_refit_fxn_post_fit</text:p>
          </table:table-cell>
          <table:table-cell table:style-name="ce5" office:value-type="string" calcext:value-type="string">
            <text:p>gstcv_sklearn_refit_refit_fxn_post_fit</text:p>
          </table:table-cell>
          <table:table-cell table:style-name="ce8" office:value-type="string" calcext:value-type="string">
            <text:p>gstcv_dask_refit_refit_fxn_post_fit</text:p>
          </table:table-cell>
          <table:table-cell table:style-name="ce1" table:number-columns-repeated="999"/>
        </table:table-row>
        <table:table-row table:style-name="ro1">
          <table:table-cell office:value-type="string" calcext:value-type="string">
            <text:p>decision_function</text:p>
          </table:table-cell>
          <table:table-cell table:style-name="ce3" office:value-type="string" calcext:value-type="string">
            <text:p>This 'GridSearchCV' has no attribute 'decision_function'</text:p>
          </table:table-cell>
          <table:table-cell table:style-name="ce6" office:value-type="string" calcext:value-type="string">
            <text:p>This GridSearchCV instance was initialized with refit=False. decision_function is available only after refitting on the best parameters.</text:p>
          </table:table-cell>
          <table:table-cell table:style-name="ce6" office:value-type="string" calcext:value-type="string">
            <text:p>This GridSearchCV instance was initialized with `refit=False`. predict_proba is available only after refitting on the best parameters. You can refit an estimator manually using the `best_params_` attribute</text:p>
          </table:table-cell>
          <table:table-cell table:style-name="ce9" office:value-type="string" calcext:value-type="string">
            <text:p>This GridSearchCV instance was initialized with `refit=False`. predict_proba is available only after refitting on the best parameters. You can refit an estimator manually using the `best_params_` attribute</text:p>
          </table:table-cell>
          <table:table-cell table:style-name="ce3" office:value-type="string" calcext:value-type="string">
            <text:p>This GridSearchCV instance is not fitted yet. Call 'fit' with appropriate arguments before using this estimator.</text:p>
          </table:table-cell>
          <table:table-cell table:number-columns-repeated="2" table:style-name="ce6" office:value-type="string" calcext:value-type="string">
            <text:p>This GridSearchCV instance is not fitted yet. Call 'fit' with appropriate arguments before using this estimator.</text:p>
          </table:table-cell>
          <table:table-cell table:style-name="ce9" office:value-type="string" calcext:value-type="string">
            <text:p>This GridSearchCV instance is not fitted yet. Call 'fit' with appropriate arguments before using this estimator.</text:p>
          </table:table-cell>
          <table:table-cell table:style-name="ce3" office:value-type="string" calcext:value-type="string">
            <text:p>This GridSearchCV instance is not fitted yet. Call 'fit' with appropriate arguments before using this estimator.</text:p>
          </table:table-cell>
          <table:table-cell table:number-columns-repeated="2" table:style-name="ce6" office:value-type="string" calcext:value-type="string">
            <text:p>This GridSearchCV instance is not fitted yet. Call 'fit' with appropriate arguments before using this estimator.</text:p>
          </table:table-cell>
          <table:table-cell table:style-name="ce9" office:value-type="string" calcext:value-type="string">
            <text:p>This GridSearchCV instance is not fitted yet. Call 'fit' with appropriate arguments before using this estimator.</text:p>
          </table:table-cell>
          <table:table-cell table:style-name="ce3" office:value-type="string" calcext:value-type="string">
            <text:p>This 'GridSearchCV' has no attribute 'decision_function'</text:p>
          </table:table-cell>
          <table:table-cell table:style-name="ce6" office:value-type="string" calcext:value-type="string">
            <text:p>This GridSearchCV instance was initialized with refit=False. decision_function is available only after refitting on the best parameters.</text:p>
          </table:table-cell>
          <table:table-cell table:style-name="ce6" office:value-type="string" calcext:value-type="string">
            <text:p>This GridSearchCV instance was initialized with `refit=False`. predict_proba is available only after refitting on the best parameters. You can refit an estimator manually using the `best_params_` attribute</text:p>
          </table:table-cell>
          <table:table-cell table:style-name="ce9" office:value-type="string" calcext:value-type="string">
            <text:p>This GridSearchCV instance was initialized with `refit=False`. predict_proba is available only after refitting on the best parameters. You can refit an estimator manually using the `best_params_` attribute</text:p>
          </table:table-cell>
          <table:table-cell table:style-name="ce3" office:value-type="string" calcext:value-type="string">
            <text:p>[ 3.66842795  0.99383446  1.14186704  1.39009426 -0.11301521  1.86871684</text:p>
            <text:p>  2.15812707  2.12467121  0.02312575  2.27238687  1.69899107  2.53028726</text:p>
            <text:p>  1.56925456  0.71730247 -0.27114451  4.98204429 -1.97050545  1.75160125</text:p>
            <text:p>  0.95727276  4.3027008 ]</text:p>
          </table:table-cell>
          <table:table-cell table:style-name="ce6" office:value-type="string" calcext:value-type="string">
            <text:p>dask.array&lt;sum-aggregate, shape=(20,), dtype=float64, chunksize=(2,), chunktype=numpy.ndarray&gt;</text:p>
          </table:table-cell>
          <table:table-cell table:style-name="ce6" office:value-type="string" calcext:value-type="string">
            <text:p>[ 3.66842795  0.99383446  1.14186704  1.39009426 -0.11301521  1.86871684</text:p>
            <text:p>  2.15812707  2.12467121  0.02312575  2.27238687  1.69899107  2.53028726</text:p>
            <text:p>  1.56925456  0.71730247 -0.27114451  4.98204429 -1.97050545  1.75160125</text:p>
            <text:p>  0.95727276  4.3027008 ]</text:p>
          </table:table-cell>
          <table:table-cell table:style-name="ce9" office:value-type="string" calcext:value-type="string">
            <text:p>dask.array&lt;sum-aggregate, shape=(20,), dtype=float64, chunksize=(2,), chunktype=numpy.ndarray&gt;</text:p>
          </table:table-cell>
          <table:table-cell table:style-name="ce3" office:value-type="string" calcext:value-type="string">
            <text:p>[ 0.89206151  0.28052626  0.13004088  0.52749497 -0.19569615  0.55001489</text:p>
            <text:p>  0.65966884  0.59092225  0.29004582  0.37555994  0.72991302  0.79744852</text:p>
            <text:p>  0.59507047  0.34179331 -0.13834246  1.22462021 -0.12401628  0.43275549</text:p>
            <text:p>  0.47401568  1.14372449]</text:p>
          </table:table-cell>
          <table:table-cell table:style-name="ce6" office:value-type="string" calcext:value-type="string">
            <text:p>dask cannot take callable for refit</text:p>
          </table:table-cell>
          <table:table-cell table:style-name="ce6" office:value-type="string" calcext:value-type="string">
            <text:p>[ 0.89206151  0.28052626  0.13004088  0.52749497 -0.19569615  0.55001489</text:p>
            <text:p>  0.65966884  0.59092225  0.29004582  0.37555994  0.72991302  0.79744852</text:p>
            <text:p>  0.59507047  0.34179331 -0.13834246  1.22462021 -0.12401628  0.43275549</text:p>
            <text:p>  0.47401568  1.14372449]</text:p>
          </table:table-cell>
          <table:table-cell table:style-name="ce9" office:value-type="string" calcext:value-type="string">
            <text:p>dask.array&lt;sum-aggregate, shape=(20,), dtype=float64, chunksize=(2,), chunktype=numpy.ndarray&gt;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get_metadata_routing</text:p>
          </table:table-cell>
          <table:table-cell table:style-name="ce3" office:value-type="string" calcext:value-type="string">
            <text:p>{'estimator': {'mapping': [{'callee': 'fit', 'caller': 'fit'}], 'router': {'fit': {'sample_weight': None}, 'score': {'sample_weight': None}}}, 'scorer': {'mapping': [{'callee': 'score', 'caller': 'score'}, {'callee': 'score', 'caller': 'fit'}], 'router': {}}, 'splitter': {'mapping': [{'callee': 'split', 'caller': 'fit'}], 'router': {}}}</text:p>
          </table:table-cell>
          <table:table-cell table:style-name="ce6" office:value-type="string" calcext:value-type="string">
            <text:p>{'fit': {'groups': None}}</text:p>
          </table:table-cell>
          <table:table-cell table:style-name="ce6" office:value-type="string" calcext:value-type="string">
            <text:p>get_metadata_routing is not implemented in GridSearchThresholdCV</text:p>
          </table:table-cell>
          <table:table-cell table:style-name="ce9" office:value-type="string" calcext:value-type="string">
            <text:p>get_metadata_routing is not implemented in GridSearchThresholdCV</text:p>
          </table:table-cell>
          <table:table-cell table:style-name="ce3" office:value-type="string" calcext:value-type="string">
            <text:p>{'estimator': {'mapping': [{'callee': 'fit', 'caller': 'fit'}], 'router': {'fit': {'sample_weight': None}, 'score': {'sample_weight': None}}}, 'scorer': {'mapping': [{'callee': 'score', 'caller': 'score'}, {'callee': 'score', 'caller': 'fit'}], 'router': {}}, 'splitter': {'mapping': [{'callee': 'split', 'caller': 'fit'}], 'router': {}}}</text:p>
          </table:table-cell>
          <table:table-cell table:style-name="ce6" office:value-type="string" calcext:value-type="string">
            <text:p>{'fit': {'groups': None}}</text:p>
          </table:table-cell>
          <table:table-cell table:style-name="ce6" office:value-type="string" calcext:value-type="string">
            <text:p>get_metadata_routing is not implemented in GridSearchThresholdCV</text:p>
          </table:table-cell>
          <table:table-cell table:style-name="ce9" office:value-type="string" calcext:value-type="string">
            <text:p>get_metadata_routing is not implemented in GridSearchThresholdCV</text:p>
          </table:table-cell>
          <table:table-cell table:style-name="ce3" office:value-type="string" calcext:value-type="string">
            <text:p>{'estimator': {'mapping': [{'callee': 'fit', 'caller': 'fit'}], 'router': {'fit': {'sample_weight': None}, 'score': {'sample_weight': None}}}, 'scorer': {'mapping': [{'callee': 'score', 'caller': 'score'}, {'callee': 'score', 'caller': 'fit'}], 'router': {}}, 'splitter': {'mapping': [{'callee': 'split', 'caller': 'fit'}], 'router': {}}}</text:p>
          </table:table-cell>
          <table:table-cell table:style-name="ce6" office:value-type="string" calcext:value-type="string">
            <text:p>{'fit': {'groups': None}}</text:p>
          </table:table-cell>
          <table:table-cell table:style-name="ce6" office:value-type="string" calcext:value-type="string">
            <text:p>get_metadata_routing is not implemented in GridSearchThresholdCV</text:p>
          </table:table-cell>
          <table:table-cell table:style-name="ce9" office:value-type="string" calcext:value-type="string">
            <text:p>get_metadata_routing is not implemented in GridSearchThresholdCV</text:p>
          </table:table-cell>
          <table:table-cell table:style-name="ce3" office:value-type="string" calcext:value-type="string">
            <text:p>{'estimator': {'mapping': [{'callee': 'fit', 'caller': 'fit'}], 'router': {'fit': {'sample_weight': None}, 'score': {'sample_weight': None}}}, 'scorer': {'mapping': [{'callee': 'score', 'caller': 'score'}, {'callee': 'score', 'caller': 'fit'}], 'router': {}}, 'splitter': {'mapping': [{'callee': 'split', 'caller': 'fit'}], 'router': {}}}</text:p>
          </table:table-cell>
          <table:table-cell table:style-name="ce6" office:value-type="string" calcext:value-type="string">
            <text:p>{'fit': {'groups': None}}</text:p>
          </table:table-cell>
          <table:table-cell table:style-name="ce6" office:value-type="string" calcext:value-type="string">
            <text:p>get_metadata_routing is not implemented in GridSearchThresholdCV</text:p>
          </table:table-cell>
          <table:table-cell table:style-name="ce9" office:value-type="string" calcext:value-type="string">
            <text:p>get_metadata_routing is not implemented in GridSearchThresholdCV</text:p>
          </table:table-cell>
          <table:table-cell table:style-name="ce3" office:value-type="string" calcext:value-type="string">
            <text:p>{'estimator': {'mapping': [{'callee': 'fit', 'caller': 'fit'}], 'router': {'fit': {'sample_weight': None}, 'score': {'sample_weight': None}}}, 'scorer': {'mapping': [{'callee': 'score', 'caller': 'score'}, {'callee': 'score', 'caller': 'fit'}], 'router': {}}, 'splitter': {'mapping': [{'callee': 'split', 'caller': 'fit'}], 'router': {}}}</text:p>
          </table:table-cell>
          <table:table-cell table:style-name="ce6" office:value-type="string" calcext:value-type="string">
            <text:p>{'fit': {'groups': None}}</text:p>
          </table:table-cell>
          <table:table-cell table:style-name="ce6" office:value-type="string" calcext:value-type="string">
            <text:p>get_metadata_routing is not implemented in GridSearchThresholdCV</text:p>
          </table:table-cell>
          <table:table-cell table:style-name="ce9" office:value-type="string" calcext:value-type="string">
            <text:p>get_metadata_routing is not implemented in GridSearchThresholdCV</text:p>
          </table:table-cell>
          <table:table-cell table:style-name="ce3" office:value-type="string" calcext:value-type="string">
            <text:p>{'estimator': {'mapping': [{'callee': 'fit', 'caller': 'fit'}], 'router': {'fit': {'sample_weight': None}, 'score': {'sample_weight': None}}}, 'scorer': {'mapping': [{'callee': 'score', 'caller': 'score'}, {'callee': 'score', 'caller': 'fit'}], 'router': {}}, 'splitter': {'mapping': [{'callee': 'split', 'caller': 'fit'}], 'router': {}}}</text:p>
          </table:table-cell>
          <table:table-cell table:style-name="ce6" office:value-type="string" calcext:value-type="string">
            <text:p>dask cannot take callable for refit</text:p>
          </table:table-cell>
          <table:table-cell table:style-name="ce6" office:value-type="string" calcext:value-type="string">
            <text:p>get_metadata_routing is not implemented in GridSearchThresholdCV</text:p>
          </table:table-cell>
          <table:table-cell table:style-name="ce9" office:value-type="string" calcext:value-type="string">
            <text:p>get_metadata_routing is not implemented in GridSearchThresholdCV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get_params</text:p>
          </table:table-cell>
          <table:table-cell table:style-name="ce3" office:value-type="string" calcext:value-type="string">
            <text:p>{'cv': None, 'error_score': nan, 'estimator__C': 1.0, 'estimator__class_weight': None, 'estimator__dual': False, 'estimator__fit_intercept': True, 'estimator__intercept_scaling': 1, 'estimator__l1_ratio': None, 'estimator__max_iter': 10000, 'estimator__multi_class': 'auto', 'estimator__n_jobs': None, 'estimator__penalty': 'l2', 'estimator__random_state': None, 'estimator__solver': 'lbfgs', 'estimator__tol': 1e-06, 'estimator__verbose': 0, 'estimator__warm_start': False, 'estimator': LogisticRegression(max_iter=10000, tol=1e-06), 'n_jobs': None, 'param_grid': {'C': array([1.e-02, 1.e-01, 1.e+00, 1.e+01, 1.e+02])}, 'pre_dispatch': '2*n_jobs', 'refit': False, 'return_train_score': False, 'scoring': 'balanced_accuracy', 'verbose': 0}</text:p>
          </table:table-cell>
          <table:table-cell table:style-name="ce6" office:value-type="string" calcext:value-type="string">
            <text:p>{'cache_cv': True, 'cv': None, 'error_score': 'raise', 'estimator__C': 1.0, 'estimator__class_weight': None, 'estimator__dual': False, 'estimator__fit_intercept': False, 'estimator__intercept_scaling': 1.0, 'estimator__max_iter': 10000, 'estimator__multi_class': 'ovr', 'estimator__n_jobs': 1, 'estimator__penalty': 'l2', 'estimator__random_state': None, 'estimator__solver': 'lbfgs', 'estimator__solver_kwargs': None, 'estimator__tol': 1e-06, 'estimator__verbose': 0, 'estimator__warm_start': False, 'estimator': LogisticRegression(fit_intercept=False, max_iter=10000, solver='lbfgs',</text:p>
            <text:p>                   tol=1e-06), 'iid': True, 'n_jobs': -1, 'param_grid': {'C': array([1.e-02, 1.e-01, 1.e+00, 1.e+01, 1.e+02])}, 'refit': False, 'return_train_score': False, 'scheduler': None, 'scoring': 'balanced_accuracy'}</text:p>
          </table:table-cell>
          <table:table-cell table:style-name="ce6" office:value-type="string" calcext:value-type="string">
            <text:p>{'cv': None, 'error_score': nan, 'estimator': LogisticRegression(max_iter=10000, tol=1e-06), 'estimator__C': 1.0, 'estimator__class_weight': None, 'estimator__dual': False, 'estimator__fit_intercept': True, 'estimator__intercept_scaling': 1, 'estimator__l1_ratio': None, 'estimator__max_iter': 10000, 'estimator__multi_class': 'auto', 'estimator__n_jobs': None, 'estimator__penalty': 'l2', 'estimator__random_state': None, 'estimator__solver': 'lbfgs', 'estimator__tol': 1e-06, 'estimator__verbose': 0, 'estimator__warm_start': False, 'n_jobs': None, 'param_grid': {'C': array([1.e-02, 1.e-01, 1.e+00, 1.e+01, 1.e+02])}, 'pre_dispatch': '2*n_jobs', 'refit': False, 'return_train_score': False, 'scoring': 'balanced_accuracy', 'verbose': 0}</text:p>
          </table:table-cell>
          <table:table-cell table:style-name="ce9" office:value-type="string" calcext:value-type="string">
            <text:p>{'cache_cv': True, 'cv': None, 'error_score': nan, 'estimator': LogisticRegression(fit_intercept=False, max_iter=10000, solver='lbfgs',</text:p>
            <text:p>                   tol=1e-06), 'estimator__C': 1.0, 'estimator__class_weight': None, 'estimator__dual': False, 'estimator__fit_intercept': False, 'estimator__intercept_scaling': 1.0, 'estimator__max_iter': 10000, 'estimator__multi_class': 'ovr', 'estimator__n_jobs': 1, 'estimator__penalty': 'l2', 'estimator__random_state': None, 'estimator__solver': 'lbfgs', 'estimator__solver_kwargs': None, 'estimator__tol': 1e-06, 'estimator__verbose': 0, 'estimator__warm_start': False, 'iid': True, 'n_jobs': None, 'param_grid': {'C': array([1.e-02, 1.e-01, 1.e+00, 1.e+01, 1.e+02])}, 'refit': False, 'return_train_score': False, 'scheduler': None, 'scoring': 'balanced_accuracy'}</text:p>
          </table:table-cell>
          <table:table-cell table:style-name="ce3" office:value-type="string" calcext:value-type="string">
            <text:p>{'cv': None, 'error_score': nan, 'estimator__C': 1.0, 'estimator__class_weight': None, 'estimator__dual': False, 'estimator__fit_intercept': True, 'estimator__intercept_scaling': 1, 'estimator__l1_ratio': None, 'estimator__max_iter': 10000, 'estimator__multi_class': 'auto', 'estimator__n_jobs': None, 'estimator__penalty': 'l2', 'estimator__random_state': None, 'estimator__solver': 'lbfgs', 'estimator__tol': 1e-06, 'estimator__verbose': 0, 'estimator__warm_start': False, 'estimator': LogisticRegression(max_iter=10000, tol=1e-06), 'n_jobs': None, 'param_grid': {'C': array([1.e-02, 1.e-01, 1.e+00, 1.e+01, 1.e+02])}, 'pre_dispatch': '2*n_jobs', 'refit': 'balanced_accuracy', 'return_train_score': False, 'scoring': 'balanced_accuracy', 'verbose': 0}</text:p>
          </table:table-cell>
          <table:table-cell table:style-name="ce6" office:value-type="string" calcext:value-type="string">
            <text:p>{'cache_cv': True, 'cv': None, 'error_score': 'raise', 'estimator__C': 1.0, 'estimator__class_weight': None, 'estimator__dual': False, 'estimator__fit_intercept': False, 'estimator__intercept_scaling': 1.0, 'estimator__max_iter': 10000, 'estimator__multi_class': 'ovr', 'estimator__n_jobs': 1, 'estimator__penalty': 'l2', 'estimator__random_state': None, 'estimator__solver': 'lbfgs', 'estimator__solver_kwargs': None, 'estimator__tol': 1e-06, 'estimator__verbose': 0, 'estimator__warm_start': False, 'estimator': LogisticRegression(fit_intercept=False, max_iter=10000, solver='lbfgs',</text:p>
            <text:p>                   tol=1e-06), 'iid': True, 'n_jobs': -1, 'param_grid': {'C': array([1.e-02, 1.e-01, 1.e+00, 1.e+01, 1.e+02])}, 'refit': 'balanced_accuracy', 'return_train_score': False, 'scheduler': None, 'scoring': 'balanced_accuracy'}</text:p>
          </table:table-cell>
          <table:table-cell table:style-name="ce6" office:value-type="string" calcext:value-type="string">
            <text:p>{'cv': None, 'error_score': nan, 'estimator': LogisticRegression(max_iter=10000, tol=1e-06), 'estimator__C': 1.0, 'estimator__class_weight': None, 'estimator__dual': False, 'estimator__fit_intercept': True, 'estimator__intercept_scaling': 1, 'estimator__l1_ratio': None, 'estimator__max_iter': 10000, 'estimator__multi_class': 'auto', 'estimator__n_jobs': None, 'estimator__penalty': 'l2', 'estimator__random_state': None, 'estimator__solver': 'lbfgs', 'estimator__tol': 1e-06, 'estimator__verbose': 0, 'estimator__warm_start': False, 'n_jobs': None, 'param_grid': {'C': array([1.e-02, 1.e-01, 1.e+00, 1.e+01, 1.e+02])}, 'pre_dispatch': '2*n_jobs', 'refit': 'balanced_accuracy', 'return_train_score': False, 'scoring': 'balanced_accuracy', 'verbose': 0}</text:p>
          </table:table-cell>
          <table:table-cell table:style-name="ce9" office:value-type="string" calcext:value-type="string">
            <text:p>{'cache_cv': True, 'cv': None, 'error_score': nan, 'estimator': LogisticRegression(fit_intercept=False, max_iter=10000, solver='lbfgs',</text:p>
            <text:p>                   tol=1e-06), 'estimator__C': 1.0, 'estimator__class_weight': None, 'estimator__dual': False, 'estimator__fit_intercept': False, 'estimator__intercept_scaling': 1.0, 'estimator__max_iter': 10000, 'estimator__multi_class': 'ovr', 'estimator__n_jobs': 1, 'estimator__penalty': 'l2', 'estimator__random_state': None, 'estimator__solver': 'lbfgs', 'estimator__solver_kwargs': None, 'estimator__tol': 1e-06, 'estimator__verbose': 0, 'estimator__warm_start': False, 'iid': True, 'n_jobs': None, 'param_grid': {'C': array([1.e-02, 1.e-01, 1.e+00, 1.e+01, 1.e+02])}, 'refit': 'balanced_accuracy', 'return_train_score': False, 'scheduler': None, 'scoring': 'balanced_accuracy'}</text:p>
          </table:table-cell>
          <table:table-cell table:style-name="ce3" office:value-type="string" calcext:value-type="string">
            <text:p>{'cv': None, 'error_score': nan, 'estimator__C': 1.0, 'estimator__class_weight': None, 'estimator__dual': False, 'estimator__fit_intercept': True, 'estimator__intercept_scaling': 1, 'estimator__l1_ratio': None, 'estimator__max_iter': 10000, 'estimator__multi_class': 'auto', 'estimator__n_jobs': None, 'estimator__penalty': 'l2', 'estimator__random_state': None, 'estimator__solver': 'lbfgs', 'estimator__tol': 1e-06, 'estimator__verbose': 0, 'estimator__warm_start': False, 'estimator': LogisticRegression(max_iter=10000, tol=1e-06), 'n_jobs': None, 'param_grid': {'C': array([1.e-02, 1.e-01, 1.e+00, 1.e+01, 1.e+02])}, 'pre_dispatch': '2*n_jobs', 'refit': &lt;function refit_fxn at 0x7f14bdfd8400&gt;, 'return_train_score': False, 'scoring': 'balanced_accuracy', 'verbose': 0}</text:p>
          </table:table-cell>
          <table:table-cell table:style-name="ce6" office:value-type="string" calcext:value-type="string">
            <text:p>{'cache_cv': True, 'cv': None, 'error_score': 'raise', 'estimator__C': 1.0, 'estimator__class_weight': None, 'estimator__dual': False, 'estimator__fit_intercept': False, 'estimator__intercept_scaling': 1.0, 'estimator__max_iter': 10000, 'estimator__multi_class': 'ovr', 'estimator__n_jobs': 1, 'estimator__penalty': 'l2', 'estimator__random_state': None, 'estimator__solver': 'lbfgs', 'estimator__solver_kwargs': None, 'estimator__tol': 1e-06, 'estimator__verbose': 0, 'estimator__warm_start': False, 'estimator': LogisticRegression(fit_intercept=False, max_iter=10000, solver='lbfgs',</text:p>
            <text:p>                   tol=1e-06), 'iid': True, 'n_jobs': -1, 'param_grid': {'C': array([1.e-02, 1.e-01, 1.e+00, 1.e+01, 1.e+02])}, 'refit': &lt;function refit_fxn at 0x7f14bdfd8400&gt;, 'return_train_score': False, 'scheduler': None, 'scoring': 'balanced_accuracy'}</text:p>
          </table:table-cell>
          <table:table-cell table:style-name="ce6" office:value-type="string" calcext:value-type="string">
            <text:p>{'cv': None, 'error_score': nan, 'estimator': LogisticRegression(max_iter=10000, tol=1e-06), 'estimator__C': 1.0, 'estimator__class_weight': None, 'estimator__dual': False, 'estimator__fit_intercept': True, 'estimator__intercept_scaling': 1, 'estimator__l1_ratio': None, 'estimator__max_iter': 10000, 'estimator__multi_class': 'auto', 'estimator__n_jobs': None, 'estimator__penalty': 'l2', 'estimator__random_state': None, 'estimator__solver': 'lbfgs', 'estimator__tol': 1e-06, 'estimator__verbose': 0, 'estimator__warm_start': False, 'n_jobs': None, 'param_grid': {'C': array([1.e-02, 1.e-01, 1.e+00, 1.e+01, 1.e+02])}, 'pre_dispatch': '2*n_jobs', 'refit': &lt;function refit_fxn at 0x7f14bdfd8400&gt;, 'return_train_score': False, 'scoring': 'balanced_accuracy', 'verbose': 0}</text:p>
          </table:table-cell>
          <table:table-cell table:style-name="ce9" office:value-type="string" calcext:value-type="string">
            <text:p>{'cache_cv': True, 'cv': None, 'error_score': nan, 'estimator': LogisticRegression(fit_intercept=False, max_iter=10000, solver='lbfgs',</text:p>
            <text:p>                   tol=1e-06), 'estimator__C': 1.0, 'estimator__class_weight': None, 'estimator__dual': False, 'estimator__fit_intercept': False, 'estimator__intercept_scaling': 1.0, 'estimator__max_iter': 10000, 'estimator__multi_class': 'ovr', 'estimator__n_jobs': 1, 'estimator__penalty': 'l2', 'estimator__random_state': None, 'estimator__solver': 'lbfgs', 'estimator__solver_kwargs': None, 'estimator__tol': 1e-06, 'estimator__verbose': 0, 'estimator__warm_start': False, 'iid': True, 'n_jobs': None, 'param_grid': {'C': array([1.e-02, 1.e-01, 1.e+00, 1.e+01, 1.e+02])}, 'refit': &lt;function refit_fxn at 0x7f14bdfd8400&gt;, 'return_train_score': False, 'scheduler': None, 'scoring': 'balanced_accuracy'}</text:p>
          </table:table-cell>
          <table:table-cell table:style-name="ce3" office:value-type="string" calcext:value-type="string">
            <text:p>{'cv': None, 'error_score': nan, 'estimator__C': 1.0, 'estimator__class_weight': None, 'estimator__dual': False, 'estimator__fit_intercept': True, 'estimator__intercept_scaling': 1, 'estimator__l1_ratio': None, 'estimator__max_iter': 10000, 'estimator__multi_class': 'auto', 'estimator__n_jobs': None, 'estimator__penalty': 'l2', 'estimator__random_state': None, 'estimator__solver': 'lbfgs', 'estimator__tol': 1e-06, 'estimator__verbose': 0, 'estimator__warm_start': False, 'estimator': LogisticRegression(max_iter=10000, tol=1e-06), 'n_jobs': None, 'param_grid': {'C': array([1.e-02, 1.e-01, 1.e+00, 1.e+01, 1.e+02])}, 'pre_dispatch': '2*n_jobs', 'refit': False, 'return_train_score': False, 'scoring': 'balanced_accuracy', 'verbose': 0}</text:p>
          </table:table-cell>
          <table:table-cell table:style-name="ce6" office:value-type="string" calcext:value-type="string">
            <text:p>{'cache_cv': True, 'cv': None, 'error_score': 'raise', 'estimator__C': 1.0, 'estimator__class_weight': None, 'estimator__dual': False, 'estimator__fit_intercept': False, 'estimator__intercept_scaling': 1.0, 'estimator__max_iter': 10000, 'estimator__multi_class': 'ovr', 'estimator__n_jobs': 1, 'estimator__penalty': 'l2', 'estimator__random_state': None, 'estimator__solver': 'lbfgs', 'estimator__solver_kwargs': None, 'estimator__tol': 1e-06, 'estimator__verbose': 0, 'estimator__warm_start': False, 'estimator': LogisticRegression(fit_intercept=False, max_iter=10000, solver='lbfgs',</text:p>
            <text:p>                   tol=1e-06), 'iid': True, 'n_jobs': -1, 'param_grid': {'C': array([1.e-02, 1.e-01, 1.e+00, 1.e+01, 1.e+02])}, 'refit': False, 'return_train_score': False, 'scheduler': None, 'scoring': 'balanced_accuracy'}</text:p>
          </table:table-cell>
          <table:table-cell table:style-name="ce6" office:value-type="string" calcext:value-type="string">
            <text:p>{'cv': None, 'error_score': nan, 'estimator': LogisticRegression(C=100.0, max_iter=10000, tol=1e-06), 'estimator__C': 100.0, 'estimator__class_weight': None, 'estimator__dual': False, 'estimator__fit_intercept': True, 'estimator__intercept_scaling': 1, 'estimator__l1_ratio': None, 'estimator__max_iter': 10000, 'estimator__multi_class': 'auto', 'estimator__n_jobs': None, 'estimator__penalty': 'l2', 'estimator__random_state': None, 'estimator__solver': 'lbfgs', 'estimator__tol': 1e-06, 'estimator__verbose': 0, 'estimator__warm_start': False, 'n_jobs': None, 'param_grid': {'C': array([1.e-02, 1.e-01, 1.e+00, 1.e+01, 1.e+02])}, 'pre_dispatch': '2*n_jobs', 'refit': False, 'return_train_score': False, 'scoring': 'balanced_accuracy', 'verbose': 0}</text:p>
          </table:table-cell>
          <table:table-cell table:style-name="ce9" office:value-type="string" calcext:value-type="string">
            <text:p>{'cache_cv': True, 'cv': None, 'error_score': nan, 'estimator': LogisticRegression(C=100.0, fit_intercept=False, max_iter=10000, solver='lbfgs',</text:p>
            <text:p>                   tol=1e-06), 'estimator__C': 100.0, 'estimator__class_weight': None, 'estimator__dual': False, 'estimator__fit_intercept': False, 'estimator__intercept_scaling': 1.0, 'estimator__max_iter': 10000, 'estimator__multi_class': 'ovr', 'estimator__n_jobs': 1, 'estimator__penalty': 'l2', 'estimator__random_state': None, 'estimator__solver': 'lbfgs', 'estimator__solver_kwargs': None, 'estimator__tol': 1e-06, 'estimator__verbose': 0, 'estimator__warm_start': False, 'iid': True, 'n_jobs': None, 'param_grid': {'C': array([1.e-02, 1.e-01, 1.e+00, 1.e+01, 1.e+02])}, 'refit': False, 'return_train_score': False, 'scheduler': None, 'scoring': 'balanced_accuracy'}</text:p>
          </table:table-cell>
          <table:table-cell table:style-name="ce3" office:value-type="string" calcext:value-type="string">
            <text:p>{'cv': None, 'error_score': nan, 'estimator__C': 1.0, 'estimator__class_weight': None, 'estimator__dual': False, 'estimator__fit_intercept': True, 'estimator__intercept_scaling': 1, 'estimator__l1_ratio': None, 'estimator__max_iter': 10000, 'estimator__multi_class': 'auto', 'estimator__n_jobs': None, 'estimator__penalty': 'l2', 'estimator__random_state': None, 'estimator__solver': 'lbfgs', 'estimator__tol': 1e-06, 'estimator__verbose': 0, 'estimator__warm_start': False, 'estimator': LogisticRegression(max_iter=10000, tol=1e-06), 'n_jobs': None, 'param_grid': {'C': array([1.e-02, 1.e-01, 1.e+00, 1.e+01, 1.e+02])}, 'pre_dispatch': '2*n_jobs', 'refit': 'balanced_accuracy', 'return_train_score': False, 'scoring': 'balanced_accuracy', 'verbose': 0}</text:p>
          </table:table-cell>
          <table:table-cell table:style-name="ce6" office:value-type="string" calcext:value-type="string">
            <text:p>{'cache_cv': True, 'cv': None, 'error_score': 'raise', 'estimator__C': 1.0, 'estimator__class_weight': None, 'estimator__dual': False, 'estimator__fit_intercept': False, 'estimator__intercept_scaling': 1.0, 'estimator__max_iter': 10000, 'estimator__multi_class': 'ovr', 'estimator__n_jobs': 1, 'estimator__penalty': 'l2', 'estimator__random_state': None, 'estimator__solver': 'lbfgs', 'estimator__solver_kwargs': None, 'estimator__tol': 1e-06, 'estimator__verbose': 0, 'estimator__warm_start': False, 'estimator': LogisticRegression(fit_intercept=False, max_iter=10000, solver='lbfgs',</text:p>
            <text:p>                   tol=1e-06), 'iid': True, 'n_jobs': -1, 'param_grid': {'C': array([1.e-02, 1.e-01, 1.e+00, 1.e+01, 1.e+02])}, 'refit': 'balanced_accuracy', 'return_train_score': False, 'scheduler': None, 'scoring': 'balanced_accuracy'}</text:p>
          </table:table-cell>
          <table:table-cell table:style-name="ce6" office:value-type="string" calcext:value-type="string">
            <text:p>{'cv': None, 'error_score': nan, 'estimator': LogisticRegression(max_iter=10000, tol=1e-06), 'estimator__C': 1.0, 'estimator__class_weight': None, 'estimator__dual': False, 'estimator__fit_intercept': True, 'estimator__intercept_scaling': 1, 'estimator__l1_ratio': None, 'estimator__max_iter': 10000, 'estimator__multi_class': 'auto', 'estimator__n_jobs': None, 'estimator__penalty': 'l2', 'estimator__random_state': None, 'estimator__solver': 'lbfgs', 'estimator__tol': 1e-06, 'estimator__verbose': 0, 'estimator__warm_start': False, 'n_jobs': None, 'param_grid': {'C': array([1.e-02, 1.e-01, 1.e+00, 1.e+01, 1.e+02])}, 'pre_dispatch': '2*n_jobs', 'refit': 'balanced_accuracy', 'return_train_score': False, 'scoring': 'balanced_accuracy', 'verbose': 0}</text:p>
          </table:table-cell>
          <table:table-cell table:style-name="ce9" office:value-type="string" calcext:value-type="string">
            <text:p>{'cache_cv': True, 'cv': None, 'error_score': nan, 'estimator': LogisticRegression(C=0.1, fit_intercept=False, max_iter=10000, solver='lbfgs',</text:p>
            <text:p>                   tol=1e-06), 'estimator__C': 0.1, 'estimator__class_weight': None, 'estimator__dual': False, 'estimator__fit_intercept': False, 'estimator__intercept_scaling': 1.0, 'estimator__max_iter': 10000, 'estimator__multi_class': 'ovr', 'estimator__n_jobs': 1, 'estimator__penalty': 'l2', 'estimator__random_state': None, 'estimator__solver': 'lbfgs', 'estimator__solver_kwargs': None, 'estimator__tol': 1e-06, 'estimator__verbose': 0, 'estimator__warm_start': False, 'iid': True, 'n_jobs': None, 'param_grid': {'C': array([1.e-02, 1.e-01, 1.e+00, 1.e+01, 1.e+02])}, 'refit': 'balanced_accuracy', 'return_train_score': False, 'scheduler': None, 'scoring': 'balanced_accuracy'}</text:p>
          </table:table-cell>
          <table:table-cell table:style-name="ce3" office:value-type="string" calcext:value-type="string">
            <text:p>{'cv': None, 'error_score': nan, 'estimator__C': 1.0, 'estimator__class_weight': None, 'estimator__dual': False, 'estimator__fit_intercept': True, 'estimator__intercept_scaling': 1, 'estimator__l1_ratio': None, 'estimator__max_iter': 10000, 'estimator__multi_class': 'auto', 'estimator__n_jobs': None, 'estimator__penalty': 'l2', 'estimator__random_state': None, 'estimator__solver': 'lbfgs', 'estimator__tol': 1e-06, 'estimator__verbose': 0, 'estimator__warm_start': False, 'estimator': LogisticRegression(max_iter=10000, tol=1e-06), 'n_jobs': None, 'param_grid': {'C': array([1.e-02, 1.e-01, 1.e+00, 1.e+01, 1.e+02])}, 'pre_dispatch': '2*n_jobs', 'refit': &lt;function refit_fxn at 0x7f14bdfd8400&gt;, 'return_train_score': False, 'scoring': 'balanced_accuracy', 'verbose': 0}</text:p>
          </table:table-cell>
          <table:table-cell table:style-name="ce6" office:value-type="string" calcext:value-type="string">
            <text:p>dask cannot take callable for refit</text:p>
          </table:table-cell>
          <table:table-cell table:style-name="ce6" office:value-type="string" calcext:value-type="string">
            <text:p>{'cv': None, 'error_score': nan, 'estimator': LogisticRegression(C=0.01, max_iter=10000, tol=1e-06), 'estimator__C': 0.01, 'estimator__class_weight': None, 'estimator__dual': False, 'estimator__fit_intercept': True, 'estimator__intercept_scaling': 1, 'estimator__l1_ratio': None, 'estimator__max_iter': 10000, 'estimator__multi_class': 'auto', 'estimator__n_jobs': None, 'estimator__penalty': 'l2', 'estimator__random_state': None, 'estimator__solver': 'lbfgs', 'estimator__tol': 1e-06, 'estimator__verbose': 0, 'estimator__warm_start': False, 'n_jobs': None, 'param_grid': {'C': array([1.e-02, 1.e-01, 1.e+00, 1.e+01, 1.e+02])}, 'pre_dispatch': '2*n_jobs', 'refit': &lt;function refit_fxn at 0x7f14bdfd8400&gt;, 'return_train_score': False, 'scoring': 'balanced_accuracy', 'verbose': 0}</text:p>
          </table:table-cell>
          <table:table-cell table:style-name="ce9" office:value-type="string" calcext:value-type="string">
            <text:p>{'cache_cv': True, 'cv': None, 'error_score': nan, 'estimator': LogisticRegression(C=0.01, fit_intercept=False, max_iter=10000, solver='lbfgs',</text:p>
            <text:p>                   tol=1e-06), 'estimator__C': 0.01, 'estimator__class_weight': None, 'estimator__dual': False, 'estimator__fit_intercept': False, 'estimator__intercept_scaling': 1.0, 'estimator__max_iter': 10000, 'estimator__multi_class': 'ovr', 'estimator__n_jobs': 1, 'estimator__penalty': 'l2', 'estimator__random_state': None, 'estimator__solver': 'lbfgs', 'estimator__solver_kwargs': None, 'estimator__tol': 1e-06, 'estimator__verbose': 0, 'estimator__warm_start': False, 'iid': True, 'n_jobs': None, 'param_grid': {'C': array([1.e-02, 1.e-01, 1.e+00, 1.e+01, 1.e+02])}, 'refit': &lt;function refit_fxn at 0x7f14bdfd8400&gt;, 'return_train_score': False, 'scheduler': None, 'scoring': 'balanced_accuracy'}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inverse_transform</text:p>
          </table:table-cell>
          <table:table-cell table:style-name="ce3" office:value-type="string" calcext:value-type="string">
            <text:p>This 'GridSearchCV' has no attribute 'inverse_transform'</text:p>
          </table:table-cell>
          <table:table-cell table:style-name="ce6" office:value-type="string" calcext:value-type="string">
            <text:p>This 'GridSearchCV' has no attribute 'inverse_transform'</text:p>
          </table:table-cell>
          <table:table-cell table:style-name="ce6" office:value-type="string" calcext:value-type="string">
            <text:p>'LogisticRegression' object has no attribute 'inverse_transform'</text:p>
          </table:table-cell>
          <table:table-cell table:style-name="ce9" office:value-type="string" calcext:value-type="string">
            <text:p>'LogisticRegression' object has no attribute 'inverse_transform'</text:p>
          </table:table-cell>
          <table:table-cell table:style-name="ce3" office:value-type="string" calcext:value-type="string">
            <text:p>This 'GridSearchCV' has no attribute 'inverse_transform'</text:p>
          </table:table-cell>
          <table:table-cell table:style-name="ce6" office:value-type="string" calcext:value-type="string">
            <text:p>This 'GridSearchCV' has no attribute 'inverse_transform'</text:p>
          </table:table-cell>
          <table:table-cell table:style-name="ce6" office:value-type="string" calcext:value-type="string">
            <text:p>'LogisticRegression' object has no attribute 'inverse_transform'</text:p>
          </table:table-cell>
          <table:table-cell table:style-name="ce9" office:value-type="string" calcext:value-type="string">
            <text:p>'LogisticRegression' object has no attribute 'inverse_transform'</text:p>
          </table:table-cell>
          <table:table-cell table:style-name="ce3" office:value-type="string" calcext:value-type="string">
            <text:p>This 'GridSearchCV' has no attribute 'inverse_transform'</text:p>
          </table:table-cell>
          <table:table-cell table:style-name="ce6" office:value-type="string" calcext:value-type="string">
            <text:p>This 'GridSearchCV' has no attribute 'inverse_transform'</text:p>
          </table:table-cell>
          <table:table-cell table:style-name="ce6" office:value-type="string" calcext:value-type="string">
            <text:p>'LogisticRegression' object has no attribute 'inverse_transform'</text:p>
          </table:table-cell>
          <table:table-cell table:style-name="ce9" office:value-type="string" calcext:value-type="string">
            <text:p>'LogisticRegression' object has no attribute 'inverse_transform'</text:p>
          </table:table-cell>
          <table:table-cell table:style-name="ce3" office:value-type="string" calcext:value-type="string">
            <text:p>This 'GridSearchCV' has no attribute 'inverse_transform'</text:p>
          </table:table-cell>
          <table:table-cell table:style-name="ce6" office:value-type="string" calcext:value-type="string">
            <text:p>This 'GridSearchCV' has no attribute 'inverse_transform'</text:p>
          </table:table-cell>
          <table:table-cell table:style-name="ce6" office:value-type="string" calcext:value-type="string">
            <text:p>'LogisticRegression' object has no attribute 'inverse_transform'</text:p>
          </table:table-cell>
          <table:table-cell table:style-name="ce9" office:value-type="string" calcext:value-type="string">
            <text:p>'LogisticRegression' object has no attribute 'inverse_transform'</text:p>
          </table:table-cell>
          <table:table-cell table:style-name="ce3" office:value-type="string" calcext:value-type="string">
            <text:p>This 'GridSearchCV' has no attribute 'inverse_transform'</text:p>
          </table:table-cell>
          <table:table-cell table:style-name="ce6" office:value-type="string" calcext:value-type="string">
            <text:p>This 'GridSearchCV' has no attribute 'inverse_transform'</text:p>
          </table:table-cell>
          <table:table-cell table:style-name="ce6" office:value-type="string" calcext:value-type="string">
            <text:p>'LogisticRegression' object has no attribute 'inverse_transform'</text:p>
          </table:table-cell>
          <table:table-cell table:style-name="ce9" office:value-type="string" calcext:value-type="string">
            <text:p>'LogisticRegression' object has no attribute 'inverse_transform'</text:p>
          </table:table-cell>
          <table:table-cell table:style-name="ce3" office:value-type="string" calcext:value-type="string">
            <text:p>This 'GridSearchCV' has no attribute 'inverse_transform'</text:p>
          </table:table-cell>
          <table:table-cell table:style-name="ce6" office:value-type="string" calcext:value-type="string">
            <text:p>dask cannot take callable for refit</text:p>
          </table:table-cell>
          <table:table-cell table:style-name="ce6" office:value-type="string" calcext:value-type="string">
            <text:p>'LogisticRegression' object has no attribute 'inverse_transform'</text:p>
          </table:table-cell>
          <table:table-cell table:style-name="ce9" office:value-type="string" calcext:value-type="string">
            <text:p>'LogisticRegression' object has no attribute 'inverse_transform'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predict</text:p>
          </table:table-cell>
          <table:table-cell table:style-name="ce3" office:value-type="string" calcext:value-type="string">
            <text:p>This 'GridSearchCV' has no attribute 'predict'</text:p>
          </table:table-cell>
          <table:table-cell table:style-name="ce6" office:value-type="string" calcext:value-type="string">
            <text:p>This GridSearchCV instance was initialized with refit=False. predict is available only after refitting on the best parameters.</text:p>
          </table:table-cell>
          <table:table-cell table:style-name="ce6" office:value-type="string" calcext:value-type="string">
            <text:p>This GridSearchCV instance was initialized with `refit=False`. predict is available only after refitting on the best parameters. You can refit an estimator manually using the `best_params_` attribute</text:p>
          </table:table-cell>
          <table:table-cell table:style-name="ce9" office:value-type="string" calcext:value-type="string">
            <text:p>This GridSearchCV instance was initialized with `refit=False`. predict is available only after refitting on the best parameters. You can refit an estimator manually using the `best_params_` attribute</text:p>
          </table:table-cell>
          <table:table-cell table:style-name="ce3" office:value-type="string" calcext:value-type="string">
            <text:p>This GridSearchCV instance is not fitted yet. Call 'fit' with appropriate arguments before using this estimator.</text:p>
          </table:table-cell>
          <table:table-cell table:number-columns-repeated="2" table:style-name="ce6" office:value-type="string" calcext:value-type="string">
            <text:p>This GridSearchCV instance is not fitted yet. Call 'fit' with appropriate arguments before using this estimator.</text:p>
          </table:table-cell>
          <table:table-cell table:style-name="ce9" office:value-type="string" calcext:value-type="string">
            <text:p>This GridSearchCV instance is not fitted yet. Call 'fit' with appropriate arguments before using this estimator.</text:p>
          </table:table-cell>
          <table:table-cell table:style-name="ce3" office:value-type="string" calcext:value-type="string">
            <text:p>This GridSearchCV instance is not fitted yet. Call 'fit' with appropriate arguments before using this estimator.</text:p>
          </table:table-cell>
          <table:table-cell table:number-columns-repeated="2" table:style-name="ce6" office:value-type="string" calcext:value-type="string">
            <text:p>This GridSearchCV instance is not fitted yet. Call 'fit' with appropriate arguments before using this estimator.</text:p>
          </table:table-cell>
          <table:table-cell table:style-name="ce9" office:value-type="string" calcext:value-type="string">
            <text:p>This GridSearchCV instance is not fitted yet. Call 'fit' with appropriate arguments before using this estimator.</text:p>
          </table:table-cell>
          <table:table-cell table:style-name="ce3" office:value-type="string" calcext:value-type="string">
            <text:p>This 'GridSearchCV' has no attribute 'predict'</text:p>
          </table:table-cell>
          <table:table-cell table:style-name="ce6" office:value-type="string" calcext:value-type="string">
            <text:p>This GridSearchCV instance was initialized with refit=False. predict is available only after refitting on the best parameters.</text:p>
          </table:table-cell>
          <table:table-cell table:style-name="ce6" office:value-type="string" calcext:value-type="string">
            <text:p>This GridSearchCV instance was initialized with `refit=False`. predict is available only after refitting on the best parameters. You can refit an estimator manually using the `best_params_` attribute</text:p>
          </table:table-cell>
          <table:table-cell table:style-name="ce9" office:value-type="string" calcext:value-type="string">
            <text:p>This GridSearchCV instance was initialized with `refit=False`. predict is available only after refitting on the best parameters. You can refit an estimator manually using the `best_params_` attribute</text:p>
          </table:table-cell>
          <table:table-cell table:style-name="ce3" office:value-type="string" calcext:value-type="string">
            <text:p>[1 1 1 1 0 1 1 1 1 1 1 1 1 1 0 1 0 1 1 1]</text:p>
          </table:table-cell>
          <table:table-cell table:style-name="ce6" office:value-type="string" calcext:value-type="string">
            <text:p>dask.array&lt;gt, shape=(20,), dtype=bool, chunksize=(2,), chunktype=numpy.ndarray&gt;</text:p>
          </table:table-cell>
          <table:table-cell table:style-name="ce6" office:value-type="string" calcext:value-type="string">
            <text:p>[1 1 1 1 0 1 1 1 0 1 1 1 1 1 0 1 0 1 1 1]</text:p>
          </table:table-cell>
          <table:table-cell table:style-name="ce9" office:value-type="string" calcext:value-type="string">
            <text:p>dask.array&lt;astype, shape=(20,), dtype=uint8, chunksize=(2,), chunktype=numpy.ndarray&gt;</text:p>
          </table:table-cell>
          <table:table-cell table:style-name="ce3" office:value-type="string" calcext:value-type="string">
            <text:p>[1 1 1 1 0 1 1 1 1 1 1 1 1 1 0 1 0 1 1 1]</text:p>
          </table:table-cell>
          <table:table-cell table:style-name="ce6" office:value-type="string" calcext:value-type="string">
            <text:p>dask cannot take callable for refit</text:p>
          </table:table-cell>
          <table:table-cell table:style-name="ce6" office:value-type="string" calcext:value-type="string">
            <text:p>[1 1 1 1 0 1 1 1 1 1 1 1 1 1 0 1 0 1 1 1]</text:p>
          </table:table-cell>
          <table:table-cell table:style-name="ce9" office:value-type="string" calcext:value-type="string">
            <text:p>dask.array&lt;astype, shape=(20,), dtype=uint8, chunksize=(2,), chunktype=numpy.ndarray&gt;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predict_log_proba</text:p>
          </table:table-cell>
          <table:table-cell table:style-name="ce3" office:value-type="string" calcext:value-type="string">
            <text:p>This 'GridSearchCV' has no attribute 'predict_log_proba'</text:p>
          </table:table-cell>
          <table:table-cell table:style-name="ce6" office:value-type="string" calcext:value-type="string">
            <text:p>This 'GridSearchCV' has no attribute 'predict_log_proba'</text:p>
          </table:table-cell>
          <table:table-cell table:style-name="ce6" office:value-type="string" calcext:value-type="string">
            <text:p>This GridSearchCV instance was initialized with `refit=False`. predict_log_proba is available only after refitting on the best parameters. You can refit an estimator manually using the `best_params_` attribute</text:p>
          </table:table-cell>
          <table:table-cell table:style-name="ce9" office:value-type="string" calcext:value-type="string">
            <text:p>'LogisticRegression' object has no attribute 'predict_log_proba'</text:p>
          </table:table-cell>
          <table:table-cell table:style-name="ce3" office:value-type="string" calcext:value-type="string">
            <text:p>This GridSearchCV instance is not fitted yet. Call 'fit' with appropriate arguments before using this estimator.</text:p>
          </table:table-cell>
          <table:table-cell table:style-name="ce6" office:value-type="string" calcext:value-type="string">
            <text:p>This 'GridSearchCV' has no attribute 'predict_log_proba'</text:p>
          </table:table-cell>
          <table:table-cell table:style-name="ce6" office:value-type="string" calcext:value-type="string">
            <text:p>This GridSearchCV instance is not fitted yet. Call 'fit' with appropriate arguments before using this estimator.</text:p>
          </table:table-cell>
          <table:table-cell table:style-name="ce9" office:value-type="string" calcext:value-type="string">
            <text:p>'LogisticRegression' object has no attribute 'predict_log_proba'</text:p>
          </table:table-cell>
          <table:table-cell table:style-name="ce3" office:value-type="string" calcext:value-type="string">
            <text:p>This GridSearchCV instance is not fitted yet. Call 'fit' with appropriate arguments before using this estimator.</text:p>
          </table:table-cell>
          <table:table-cell table:style-name="ce6" office:value-type="string" calcext:value-type="string">
            <text:p>This 'GridSearchCV' has no attribute 'predict_log_proba'</text:p>
          </table:table-cell>
          <table:table-cell table:style-name="ce6" office:value-type="string" calcext:value-type="string">
            <text:p>This GridSearchCV instance is not fitted yet. Call 'fit' with appropriate arguments before using this estimator.</text:p>
          </table:table-cell>
          <table:table-cell table:style-name="ce9" office:value-type="string" calcext:value-type="string">
            <text:p>'LogisticRegression' object has no attribute 'predict_log_proba'</text:p>
          </table:table-cell>
          <table:table-cell table:style-name="ce3" office:value-type="string" calcext:value-type="string">
            <text:p>This 'GridSearchCV' has no attribute 'predict_log_proba'</text:p>
          </table:table-cell>
          <table:table-cell table:style-name="ce6" office:value-type="string" calcext:value-type="string">
            <text:p>This 'GridSearchCV' has no attribute 'predict_log_proba'</text:p>
          </table:table-cell>
          <table:table-cell table:style-name="ce6" office:value-type="string" calcext:value-type="string">
            <text:p>This GridSearchCV instance was initialized with `refit=False`. predict_log_proba is available only after refitting on the best parameters. You can refit an estimator manually using the `best_params_` attribute</text:p>
          </table:table-cell>
          <table:table-cell table:style-name="ce9" office:value-type="string" calcext:value-type="string">
            <text:p>'LogisticRegression' object has no attribute 'predict_log_proba'</text:p>
          </table:table-cell>
          <table:table-cell table:style-name="ce3" office:value-type="string" calcext:value-type="string">
            <text:p>[[-3.69362439 -0.02519644]</text:p>
            <text:p> [-1.30875805 -0.3149236 ]</text:p>
            <text:p> [-1.41890956 -0.27704252]</text:p>
            <text:p> [-1.61247899 -0.22238473]</text:p>
            <text:p> [-0.63823528 -0.75125049]</text:p>
            <text:p> [-2.01222961 -0.14351277]</text:p>
            <text:p> [-2.26746684 -0.10933978]</text:p>
            <text:p> [-2.23752857 -0.11285736]</text:p>
            <text:p> [-0.70477691 -0.68165115]</text:p>
            <text:p> [-2.37048034 -0.09809347]</text:p>
            <text:p> [-1.86693301 -0.16794194]</text:p>
            <text:p> [-2.60691134 -0.07662408]</text:p>
            <text:p> [-1.75838648 -0.18913192]</text:p>
            <text:p> [-1.11478047 -0.397478  ]</text:p>
            <text:p> [-0.56673683 -0.83788134]</text:p>
            <text:p> [-4.98888089 -0.0068366 ]</text:p>
            <text:p> [-0.13048986 -2.10099531]</text:p>
            <text:p> [-1.9115885  -0.15998725]</text:p>
            <text:p> [-1.28220622 -0.32493346]</text:p>
            <text:p> [-4.31614203 -0.01344122]]</text:p>
          </table:table-cell>
          <table:table-cell table:style-name="ce6" office:value-type="string" calcext:value-type="string">
            <text:p>This 'GridSearchCV' has no attribute 'predict_log_proba'</text:p>
          </table:table-cell>
          <table:table-cell table:style-name="ce6" office:value-type="string" calcext:value-type="string">
            <text:p>[[-3.69362439 -0.02519644]</text:p>
            <text:p> [-1.30875805 -0.3149236 ]</text:p>
            <text:p> [-1.41890956 -0.27704252]</text:p>
            <text:p> [-1.61247899 -0.22238473]</text:p>
            <text:p> [-0.63823528 -0.75125049]</text:p>
            <text:p> [-2.01222961 -0.14351277]</text:p>
            <text:p> [-2.26746684 -0.10933978]</text:p>
            <text:p> [-2.23752857 -0.11285736]</text:p>
            <text:p> [-0.70477691 -0.68165115]</text:p>
            <text:p> [-2.37048034 -0.09809347]</text:p>
            <text:p> [-1.86693301 -0.16794194]</text:p>
            <text:p> [-2.60691134 -0.07662408]</text:p>
            <text:p> [-1.75838648 -0.18913192]</text:p>
            <text:p> [-1.11478047 -0.397478  ]</text:p>
            <text:p> [-0.56673683 -0.83788134]</text:p>
            <text:p> [-4.98888089 -0.0068366 ]</text:p>
            <text:p> [-0.13048986 -2.10099531]</text:p>
            <text:p> [-1.9115885  -0.15998725]</text:p>
            <text:p> [-1.28220622 -0.32493346]</text:p>
            <text:p> [-4.31614203 -0.01344122]]</text:p>
          </table:table-cell>
          <table:table-cell table:style-name="ce9" office:value-type="string" calcext:value-type="string">
            <text:p>'LogisticRegression' object has no attribute 'predict_log_proba'</text:p>
          </table:table-cell>
          <table:table-cell table:style-name="ce3" office:value-type="string" calcext:value-type="string">
            <text:p>[[-1.23551649 -0.34345498]</text:p>
            <text:p> [-0.84321509 -0.56268884]</text:p>
            <text:p> [-0.76027996 -0.63023908]</text:p>
            <text:p> [-0.99128011 -0.46378514]</text:p>
            <text:p> [-0.60007861 -0.79577476]</text:p>
            <text:p> [-1.00550193 -0.45548703]</text:p>
            <text:p> [-1.07641839 -0.41674955]</text:p>
            <text:p> [-1.03163628 -0.44071403]</text:p>
            <text:p> [-0.84864926 -0.55860344]</text:p>
            <text:p> [-0.89845516 -0.52289522]</text:p>
            <text:p> [-1.12327242 -0.3933594 ]</text:p>
            <text:p> [-1.16934091 -0.37189239]</text:p>
            <text:p> [-1.03430795 -0.43923748]</text:p>
            <text:p> [-0.87857614 -0.53678283]</text:p>
            <text:p> [-0.62636638 -0.76470883]</text:p>
            <text:p> [-1.48225739 -0.25763718]</text:p>
            <text:p> [-0.63306031 -0.7570766 ]</text:p>
            <text:p> [-0.93275417 -0.49999868]</text:p>
            <text:p> [-0.9579823  -0.48396662]</text:p>
            <text:p> [-1.42031787 -0.27659337]]</text:p>
          </table:table-cell>
          <table:table-cell table:style-name="ce6" office:value-type="string" calcext:value-type="string">
            <text:p>dask cannot take callable for refit</text:p>
          </table:table-cell>
          <table:table-cell table:style-name="ce6" office:value-type="string" calcext:value-type="string">
            <text:p>[[-1.23551649 -0.34345498]</text:p>
            <text:p> [-0.84321509 -0.56268884]</text:p>
            <text:p> [-0.76027996 -0.63023908]</text:p>
            <text:p> [-0.99128011 -0.46378514]</text:p>
            <text:p> [-0.60007861 -0.79577476]</text:p>
            <text:p> [-1.00550193 -0.45548703]</text:p>
            <text:p> [-1.07641839 -0.41674955]</text:p>
            <text:p> [-1.03163628 -0.44071403]</text:p>
            <text:p> [-0.84864926 -0.55860344]</text:p>
            <text:p> [-0.89845516 -0.52289522]</text:p>
            <text:p> [-1.12327242 -0.3933594 ]</text:p>
            <text:p> [-1.16934091 -0.37189239]</text:p>
            <text:p> [-1.03430795 -0.43923748]</text:p>
            <text:p> [-0.87857614 -0.53678283]</text:p>
            <text:p> [-0.62636638 -0.76470883]</text:p>
            <text:p> [-1.48225739 -0.25763718]</text:p>
            <text:p> [-0.63306031 -0.7570766 ]</text:p>
            <text:p> [-0.93275417 -0.49999868]</text:p>
            <text:p> [-0.9579823  -0.48396662]</text:p>
            <text:p> [-1.42031787 -0.27659337]]</text:p>
          </table:table-cell>
          <table:table-cell table:style-name="ce9" office:value-type="string" calcext:value-type="string">
            <text:p>'LogisticRegression' object has no attribute 'predict_log_proba'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predict_proba</text:p>
          </table:table-cell>
          <table:table-cell table:style-name="ce3" office:value-type="string" calcext:value-type="string">
            <text:p>This 'GridSearchCV' has no attribute 'predict_proba'</text:p>
          </table:table-cell>
          <table:table-cell table:style-name="ce6" office:value-type="string" calcext:value-type="string">
            <text:p>This GridSearchCV instance was initialized with refit=False. predict_proba is available only after refitting on the best parameters.</text:p>
          </table:table-cell>
          <table:table-cell table:style-name="ce6" office:value-type="string" calcext:value-type="string">
            <text:p>This GridSearchCV instance was initialized with `refit=False`. predict_proba is available only after refitting on the best parameters. You can refit an estimator manually using the `best_params_` attribute</text:p>
          </table:table-cell>
          <table:table-cell table:style-name="ce9" office:value-type="string" calcext:value-type="string">
            <text:p>This GridSearchCV instance was initialized with `refit=False`. predict_proba is available only after refitting on the best parameters. You can refit an estimator manually using the `best_params_` attribute</text:p>
          </table:table-cell>
          <table:table-cell table:style-name="ce3" office:value-type="string" calcext:value-type="string">
            <text:p>This GridSearchCV instance is not fitted yet. Call 'fit' with appropriate arguments before using this estimator.</text:p>
          </table:table-cell>
          <table:table-cell table:number-columns-repeated="2" table:style-name="ce6" office:value-type="string" calcext:value-type="string">
            <text:p>This GridSearchCV instance is not fitted yet. Call 'fit' with appropriate arguments before using this estimator.</text:p>
          </table:table-cell>
          <table:table-cell table:style-name="ce9" office:value-type="string" calcext:value-type="string">
            <text:p>This GridSearchCV instance is not fitted yet. Call 'fit' with appropriate arguments before using this estimator.</text:p>
          </table:table-cell>
          <table:table-cell table:style-name="ce3" office:value-type="string" calcext:value-type="string">
            <text:p>This GridSearchCV instance is not fitted yet. Call 'fit' with appropriate arguments before using this estimator.</text:p>
          </table:table-cell>
          <table:table-cell table:number-columns-repeated="2" table:style-name="ce6" office:value-type="string" calcext:value-type="string">
            <text:p>This GridSearchCV instance is not fitted yet. Call 'fit' with appropriate arguments before using this estimator.</text:p>
          </table:table-cell>
          <table:table-cell table:style-name="ce9" office:value-type="string" calcext:value-type="string">
            <text:p>This GridSearchCV instance is not fitted yet. Call 'fit' with appropriate arguments before using this estimator.</text:p>
          </table:table-cell>
          <table:table-cell table:style-name="ce3" office:value-type="string" calcext:value-type="string">
            <text:p>This 'GridSearchCV' has no attribute 'predict_proba'</text:p>
          </table:table-cell>
          <table:table-cell table:style-name="ce6" office:value-type="string" calcext:value-type="string">
            <text:p>This GridSearchCV instance was initialized with refit=False. predict_proba is available only after refitting on the best parameters.</text:p>
          </table:table-cell>
          <table:table-cell table:style-name="ce6" office:value-type="string" calcext:value-type="string">
            <text:p>This GridSearchCV instance was initialized with `refit=False`. predict_proba is available only after refitting on the best parameters. You can refit an estimator manually using the `best_params_` attribute</text:p>
          </table:table-cell>
          <table:table-cell table:style-name="ce9" office:value-type="string" calcext:value-type="string">
            <text:p>This GridSearchCV instance was initialized with `refit=False`. predict_proba is available only after refitting on the best parameters. You can refit an estimator manually using the `best_params_` attribute</text:p>
          </table:table-cell>
          <table:table-cell table:style-name="ce3" office:value-type="string" calcext:value-type="string">
            <text:p>[[0.02488166 0.97511834]</text:p>
            <text:p> [0.27015537 0.72984463]</text:p>
            <text:p> [0.24197774 0.75802226]</text:p>
            <text:p> [0.19939271 0.80060729]</text:p>
            <text:p> [0.52822377 0.47177623]</text:p>
            <text:p> [0.13369026 0.86630974]</text:p>
            <text:p> [0.10357422 0.89642578]</text:p>
            <text:p> [0.10672193 0.89327807]</text:p>
            <text:p> [0.49421882 0.50578118]</text:p>
            <text:p> [0.09343583 0.90656417]</text:p>
            <text:p> [0.15459708 0.84540292]</text:p>
            <text:p> [0.07376202 0.92623798]</text:p>
            <text:p> [0.17232269 0.82767731]</text:p>
            <text:p> [0.32798727 0.67201273]</text:p>
            <text:p> [0.56737386 0.43262614]</text:p>
            <text:p> [0.00681329 0.99318671]</text:p>
            <text:p> [0.87766539 0.12233461]</text:p>
            <text:p> [0.14784535 0.85215465]</text:p>
            <text:p> [0.27742457 0.72257543]</text:p>
            <text:p> [0.01335129 0.98664871]]</text:p>
          </table:table-cell>
          <table:table-cell table:style-name="ce6" office:value-type="string" calcext:value-type="string">
            <text:p>dask.array&lt;transpose, shape=(20, 2), dtype=float64, chunksize=(2, 1), chunktype=numpy.ndarray&gt;</text:p>
          </table:table-cell>
          <table:table-cell table:style-name="ce6" office:value-type="string" calcext:value-type="string">
            <text:p>[[0.02488166 0.97511834]</text:p>
            <text:p> [0.27015537 0.72984463]</text:p>
            <text:p> [0.24197774 0.75802226]</text:p>
            <text:p> [0.19939271 0.80060729]</text:p>
            <text:p> [0.52822377 0.47177623]</text:p>
            <text:p> [0.13369026 0.86630974]</text:p>
            <text:p> [0.10357422 0.89642578]</text:p>
            <text:p> [0.10672193 0.89327807]</text:p>
            <text:p> [0.49421882 0.50578118]</text:p>
            <text:p> [0.09343583 0.90656417]</text:p>
            <text:p> [0.15459708 0.84540292]</text:p>
            <text:p> [0.07376202 0.92623798]</text:p>
            <text:p> [0.17232269 0.82767731]</text:p>
            <text:p> [0.32798727 0.67201273]</text:p>
            <text:p> [0.56737386 0.43262614]</text:p>
            <text:p> [0.00681329 0.99318671]</text:p>
            <text:p> [0.87766539 0.12233461]</text:p>
            <text:p> [0.14784535 0.85215465]</text:p>
            <text:p> [0.27742457 0.72257543]</text:p>
            <text:p> [0.01335129 0.98664871]]</text:p>
          </table:table-cell>
          <table:table-cell table:style-name="ce9" office:value-type="string" calcext:value-type="string">
            <text:p>dask.array&lt;transpose, shape=(20, 2), dtype=float64, chunksize=(2, 1), chunktype=numpy.ndarray&gt;</text:p>
          </table:table-cell>
          <table:table-cell table:style-name="ce3" office:value-type="string" calcext:value-type="string">
            <text:p>[[0.29068459 0.70931541]</text:p>
            <text:p> [0.43032476 0.56967524]</text:p>
            <text:p> [0.46753552 0.53246448]</text:p>
            <text:p> [0.37110133 0.62889867]</text:p>
            <text:p> [0.5487685  0.4512315 ]</text:p>
            <text:p> [0.36586095 0.63413905]</text:p>
            <text:p> [0.34081401 0.65918599]</text:p>
            <text:p> [0.35642328 0.64357672]</text:p>
            <text:p> [0.42799265 0.57200735]</text:p>
            <text:p> [0.40719823 0.59280177]</text:p>
            <text:p> [0.32521381 0.67478619]</text:p>
            <text:p> [0.31057157 0.68942843]</text:p>
            <text:p> [0.3554723  0.6445277 ]</text:p>
            <text:p> [0.41537393 0.58462607]</text:p>
            <text:p> [0.53453056 0.46546944]</text:p>
            <text:p> [0.2271244  0.7728756 ]</text:p>
            <text:p> [0.53096439 0.46903561]</text:p>
            <text:p> [0.39346854 0.60653146]</text:p>
            <text:p> [0.38366623 0.61633377]</text:p>
            <text:p> [0.2416372  0.7583628 ]]</text:p>
          </table:table-cell>
          <table:table-cell table:style-name="ce6" office:value-type="string" calcext:value-type="string">
            <text:p>dask cannot take callable for refit</text:p>
          </table:table-cell>
          <table:table-cell table:style-name="ce6" office:value-type="string" calcext:value-type="string">
            <text:p>[[0.29068459 0.70931541]</text:p>
            <text:p> [0.43032476 0.56967524]</text:p>
            <text:p> [0.46753552 0.53246448]</text:p>
            <text:p> [0.37110133 0.62889867]</text:p>
            <text:p> [0.5487685  0.4512315 ]</text:p>
            <text:p> [0.36586095 0.63413905]</text:p>
            <text:p> [0.34081401 0.65918599]</text:p>
            <text:p> [0.35642328 0.64357672]</text:p>
            <text:p> [0.42799265 0.57200735]</text:p>
            <text:p> [0.40719823 0.59280177]</text:p>
            <text:p> [0.32521381 0.67478619]</text:p>
            <text:p> [0.31057157 0.68942843]</text:p>
            <text:p> [0.3554723  0.6445277 ]</text:p>
            <text:p> [0.41537393 0.58462607]</text:p>
            <text:p> [0.53453056 0.46546944]</text:p>
            <text:p> [0.2271244  0.7728756 ]</text:p>
            <text:p> [0.53096439 0.46903561]</text:p>
            <text:p> [0.39346854 0.60653146]</text:p>
            <text:p> [0.38366623 0.61633377]</text:p>
            <text:p> [0.2416372  0.7583628 ]]</text:p>
          </table:table-cell>
          <table:table-cell table:style-name="ce9" office:value-type="string" calcext:value-type="string">
            <text:p>dask.array&lt;transpose, shape=(20, 2), dtype=float64, chunksize=(2, 1), chunktype=numpy.ndarray&gt;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core</text:p>
          </table:table-cell>
          <table:table-cell table:style-name="ce3" office:value-type="string" calcext:value-type="string">
            <text:p>This GridSearchCV instance was initialized with `refit=False`. score is available only after refitting on the best parameters. You can refit an estimator manually using the `best_params_` attribute</text:p>
          </table:table-cell>
          <table:table-cell table:style-name="ce6" office:value-type="string" calcext:value-type="string">
            <text:p>'GridSearchCV' object has no attribute 'scorer_'</text:p>
          </table:table-cell>
          <table:table-cell table:style-name="ce6" office:value-type="string" calcext:value-type="string">
            <text:p>This GridSearchCV instance was initialized with `refit=False`. score is available only after refitting on the best parameters. You can refit an estimator manually using the `best_params_` attribute</text:p>
          </table:table-cell>
          <table:table-cell table:style-name="ce9" office:value-type="string" calcext:value-type="string">
            <text:p>This GridSearchCV instance was initialized with `refit=False`. score is available only after refitting on the best parameters. You can refit an estimator manually using the `best_params_` attribute</text:p>
          </table:table-cell>
          <table:table-cell table:style-name="ce3" office:value-type="string" calcext:value-type="string">
            <text:p>This GridSearchCV instance is not fitted yet. Call 'fit' with appropriate arguments before using this estimator.</text:p>
          </table:table-cell>
          <table:table-cell table:style-name="ce6" office:value-type="string" calcext:value-type="string">
            <text:p>'GridSearchCV' object has no attribute 'scorer_'</text:p>
          </table:table-cell>
          <table:table-cell table:style-name="ce6" office:value-type="string" calcext:value-type="string">
            <text:p>This GridSearchCV instance is not fitted yet. Call 'fit' with appropriate arguments before using this estimator.</text:p>
          </table:table-cell>
          <table:table-cell table:style-name="ce9" office:value-type="string" calcext:value-type="string">
            <text:p>This GridSearchCV instance is not fitted yet. Call 'fit' with appropriate arguments before using this estimator.</text:p>
          </table:table-cell>
          <table:table-cell table:style-name="ce3" office:value-type="string" calcext:value-type="string">
            <text:p>This GridSearchCV instance is not fitted yet. Call 'fit' with appropriate arguments before using this estimator.</text:p>
          </table:table-cell>
          <table:table-cell table:style-name="ce6" office:value-type="string" calcext:value-type="string">
            <text:p>'GridSearchCV' object has no attribute 'scorer_'</text:p>
          </table:table-cell>
          <table:table-cell table:style-name="ce6" office:value-type="string" calcext:value-type="string">
            <text:p>This GridSearchCV instance is not fitted yet. Call 'fit' with appropriate arguments before using this estimator.</text:p>
          </table:table-cell>
          <table:table-cell table:style-name="ce9" office:value-type="string" calcext:value-type="string">
            <text:p>This GridSearchCV instance is not fitted yet. Call 'fit' with appropriate arguments before using this estimator.</text:p>
          </table:table-cell>
          <table:table-cell table:style-name="ce3" office:value-type="string" calcext:value-type="string">
            <text:p>This GridSearchCV instance was initialized with `refit=False`. score is available only after refitting on the best parameters. You can refit an estimator manually using the `best_params_` attribute</text:p>
          </table:table-cell>
          <table:table-cell table:style-name="ce6" office:value-type="string" calcext:value-type="string">
            <text:p>'GridSearchCV' object has no attribute 'best_estimator_'</text:p>
          </table:table-cell>
          <table:table-cell table:style-name="ce6" office:value-type="string" calcext:value-type="string">
            <text:p>This GridSearchCV instance was initialized with `refit=False`. score is available only after refitting on the best parameters. You can refit an estimator manually using the `best_params_` attribute</text:p>
          </table:table-cell>
          <table:table-cell table:style-name="ce9" office:value-type="string" calcext:value-type="string">
            <text:p>This GridSearchCV instance was initialized with `refit=False`. score is available only after refitting on the best parameters. You can refit an estimator manually using the `best_params_` attribute</text:p>
          </table:table-cell>
          <table:table-cell table:style-name="ce3" office:value-type="float" office:value="0.666666666666667" calcext:value-type="float">
            <text:p>0.666666666666667</text:p>
          </table:table-cell>
          <table:table-cell table:style-name="ce6" office:value-type="float" office:value="0.808080808080808" calcext:value-type="float">
            <text:p>0.808080808080808</text:p>
          </table:table-cell>
          <table:table-cell table:style-name="ce6" office:value-type="float" office:value="0.722222222222222" calcext:value-type="float">
            <text:p>0.722222222222222</text:p>
          </table:table-cell>
          <table:table-cell table:style-name="ce9" office:value-type="float" office:value="0.696969696969697" calcext:value-type="float">
            <text:p>0.696969696969697</text:p>
          </table:table-cell>
          <table:table-cell table:style-name="ce3" office:value-type="float" office:value="0.666666666666667" calcext:value-type="float">
            <text:p>0.666666666666667</text:p>
          </table:table-cell>
          <table:table-cell table:style-name="ce6" office:value-type="string" calcext:value-type="string">
            <text:p>dask cannot take callable for refit</text:p>
          </table:table-cell>
          <table:table-cell table:style-name="ce6" office:value-type="string" calcext:value-type="string">
            <text:p>&lt;function refit_fxn at 0x7f14bdfd8400&gt;</text:p>
          </table:table-cell>
          <table:table-cell table:style-name="ce9" office:value-type="string" calcext:value-type="string">
            <text:p>&lt;function refit_fxn at 0x7f14bdfd8400&gt;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core_samples</text:p>
          </table:table-cell>
          <table:table-cell table:style-name="ce3" office:value-type="string" calcext:value-type="string">
            <text:p>This 'GridSearchCV' has no attribute 'score_samples'</text:p>
          </table:table-cell>
          <table:table-cell table:style-name="ce6" office:value-type="string" calcext:value-type="string">
            <text:p>'GridSearchCV' object has no attribute 'score_samples'</text:p>
          </table:table-cell>
          <table:table-cell table:style-name="ce6" office:value-type="string" calcext:value-type="string">
            <text:p>'LogisticRegression' object has no attribute 'score_samples'</text:p>
          </table:table-cell>
          <table:table-cell table:style-name="ce9" office:value-type="string" calcext:value-type="string">
            <text:p>'LogisticRegression' object has no attribute 'score_samples'</text:p>
          </table:table-cell>
          <table:table-cell table:style-name="ce3" office:value-type="string" calcext:value-type="string">
            <text:p>This 'GridSearchCV' has no attribute 'score_samples'</text:p>
          </table:table-cell>
          <table:table-cell table:style-name="ce6" office:value-type="string" calcext:value-type="string">
            <text:p>'GridSearchCV' object has no attribute 'score_samples'</text:p>
          </table:table-cell>
          <table:table-cell table:style-name="ce6" office:value-type="string" calcext:value-type="string">
            <text:p>'LogisticRegression' object has no attribute 'score_samples'</text:p>
          </table:table-cell>
          <table:table-cell table:style-name="ce9" office:value-type="string" calcext:value-type="string">
            <text:p>'LogisticRegression' object has no attribute 'score_samples'</text:p>
          </table:table-cell>
          <table:table-cell table:style-name="ce3" office:value-type="string" calcext:value-type="string">
            <text:p>This 'GridSearchCV' has no attribute 'score_samples'</text:p>
          </table:table-cell>
          <table:table-cell table:style-name="ce6" office:value-type="string" calcext:value-type="string">
            <text:p>'GridSearchCV' object has no attribute 'score_samples'</text:p>
          </table:table-cell>
          <table:table-cell table:style-name="ce6" office:value-type="string" calcext:value-type="string">
            <text:p>'LogisticRegression' object has no attribute 'score_samples'</text:p>
          </table:table-cell>
          <table:table-cell table:style-name="ce9" office:value-type="string" calcext:value-type="string">
            <text:p>'LogisticRegression' object has no attribute 'score_samples'</text:p>
          </table:table-cell>
          <table:table-cell table:style-name="ce3" office:value-type="string" calcext:value-type="string">
            <text:p>This 'GridSearchCV' has no attribute 'score_samples'</text:p>
          </table:table-cell>
          <table:table-cell table:style-name="ce6" office:value-type="string" calcext:value-type="string">
            <text:p>'GridSearchCV' object has no attribute 'score_samples'</text:p>
          </table:table-cell>
          <table:table-cell table:style-name="ce6" office:value-type="string" calcext:value-type="string">
            <text:p>'LogisticRegression' object has no attribute 'score_samples'</text:p>
          </table:table-cell>
          <table:table-cell table:style-name="ce9" office:value-type="string" calcext:value-type="string">
            <text:p>'LogisticRegression' object has no attribute 'score_samples'</text:p>
          </table:table-cell>
          <table:table-cell table:style-name="ce3" office:value-type="string" calcext:value-type="string">
            <text:p>This 'GridSearchCV' has no attribute 'score_samples'</text:p>
          </table:table-cell>
          <table:table-cell table:style-name="ce6" office:value-type="string" calcext:value-type="string">
            <text:p>'GridSearchCV' object has no attribute 'score_samples'</text:p>
          </table:table-cell>
          <table:table-cell table:style-name="ce6" office:value-type="string" calcext:value-type="string">
            <text:p>'LogisticRegression' object has no attribute 'score_samples'</text:p>
          </table:table-cell>
          <table:table-cell table:style-name="ce9" office:value-type="string" calcext:value-type="string">
            <text:p>'LogisticRegression' object has no attribute 'score_samples'</text:p>
          </table:table-cell>
          <table:table-cell table:style-name="ce3" office:value-type="string" calcext:value-type="string">
            <text:p>This 'GridSearchCV' has no attribute 'score_samples'</text:p>
          </table:table-cell>
          <table:table-cell table:style-name="ce6" office:value-type="string" calcext:value-type="string">
            <text:p>dask cannot take callable for refit</text:p>
          </table:table-cell>
          <table:table-cell table:style-name="ce6" office:value-type="string" calcext:value-type="string">
            <text:p>'LogisticRegression' object has no attribute 'score_samples'</text:p>
          </table:table-cell>
          <table:table-cell table:style-name="ce9" office:value-type="string" calcext:value-type="string">
            <text:p>'LogisticRegression' object has no attribute 'score_samples'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et_params</text:p>
          </table:table-cell>
          <table:table-cell table:style-name="ce3" office:value-type="string" calcext:value-type="string">
            <text:p>GridSearchCV(estimator=LogisticRegression(C=100, max_iter=10000, tol=1e-06),</text:p>
            <text:p>             param_grid={'C': array([1.e-02, 1.e-01, 1.e+00, 1.e+01, 1.e+02])},</text:p>
            <text:p>             refit=False, scoring='balanced_accuracy')</text:p>
          </table:table-cell>
          <table:table-cell table:style-name="ce6" office:value-type="string" calcext:value-type="string">
            <text:p>GridSearchCV(estimator=LogisticRegression(C=100, fit_intercept=False,</text:p>
            <text:p>                                          max_iter=10000, solver='lbfgs',</text:p>
            <text:p>                                          tol=1e-06),</text:p>
            <text:p>             param_grid={'C': array([1.e-02, 1.e-01, 1.e+00, 1.e+01, 1.e+02])},</text:p>
            <text:p>             refit=False, scoring='balanced_accuracy')</text:p>
          </table:table-cell>
          <table:table-cell table:style-name="ce6" office:value-type="string" calcext:value-type="string">
            <text:p>&lt;GridSearchThresholdCV.GridSearchThresholdCV object at 0x7f14c00ed9d0&gt;</text:p>
          </table:table-cell>
          <table:table-cell table:style-name="ce9" office:value-type="string" calcext:value-type="string">
            <text:p>&lt;GridSearchThresholdCV.GridSearchThresholdCV object at 0x7f14c00ecfd0&gt;</text:p>
          </table:table-cell>
          <table:table-cell table:style-name="ce3" office:value-type="string" calcext:value-type="string">
            <text:p>GridSearchCV(estimator=LogisticRegression(C=100, max_iter=10000, tol=1e-06),</text:p>
            <text:p>             param_grid={'C': array([1.e-02, 1.e-01, 1.e+00, 1.e+01, 1.e+02])},</text:p>
            <text:p>             refit='balanced_accuracy', scoring='balanced_accuracy')</text:p>
          </table:table-cell>
          <table:table-cell table:style-name="ce6" office:value-type="string" calcext:value-type="string">
            <text:p>GridSearchCV(estimator=LogisticRegression(C=100, fit_intercept=False,</text:p>
            <text:p>                                          max_iter=10000, solver='lbfgs',</text:p>
            <text:p>                                          tol=1e-06),</text:p>
            <text:p>             param_grid={'C': array([1.e-02, 1.e-01, 1.e+00, 1.e+01, 1.e+02])},</text:p>
            <text:p>             refit='balanced_accuracy', scoring='balanced_accuracy')</text:p>
          </table:table-cell>
          <table:table-cell table:style-name="ce6" office:value-type="string" calcext:value-type="string">
            <text:p>&lt;GridSearchThresholdCV.GridSearchThresholdCV object at 0x7f14c11133d0&gt;</text:p>
          </table:table-cell>
          <table:table-cell table:style-name="ce9" office:value-type="string" calcext:value-type="string">
            <text:p>&lt;GridSearchThresholdCV.GridSearchThresholdCV object at 0x7f14c08c7110&gt;</text:p>
          </table:table-cell>
          <table:table-cell table:style-name="ce3" office:value-type="string" calcext:value-type="string">
            <text:p>GridSearchCV(estimator=LogisticRegression(C=100, max_iter=10000, tol=1e-06),</text:p>
            <text:p>             param_grid={'C': array([1.e-02, 1.e-01, 1.e+00, 1.e+01, 1.e+02])},</text:p>
            <text:p>             refit=&lt;function refit_fxn at 0x7f14bdfd8400&gt;,</text:p>
            <text:p>             scoring='balanced_accuracy')</text:p>
          </table:table-cell>
          <table:table-cell table:style-name="ce6" office:value-type="string" calcext:value-type="string">
            <text:p>GridSearchCV(estimator=LogisticRegression(C=100, fit_intercept=False,</text:p>
            <text:p>                                          max_iter=10000, solver='lbfgs',</text:p>
            <text:p>                                          tol=1e-06),</text:p>
            <text:p>             param_grid={'C': array([1.e-02, 1.e-01, 1.e+00, 1.e+01, 1.e+02])},</text:p>
            <text:p>             refit=&lt;function refit_fxn at 0x7f14bdfd8400&gt;,</text:p>
            <text:p>             scoring='balanced_accuracy')</text:p>
          </table:table-cell>
          <table:table-cell table:style-name="ce6" office:value-type="string" calcext:value-type="string">
            <text:p>&lt;GridSearchThresholdCV.GridSearchThresholdCV object at 0x7f14c11133d0&gt;</text:p>
          </table:table-cell>
          <table:table-cell table:style-name="ce9" office:value-type="string" calcext:value-type="string">
            <text:p>&lt;GridSearchThresholdCV.GridSearchThresholdCV object at 0x7f14c00edf90&gt;</text:p>
          </table:table-cell>
          <table:table-cell table:style-name="ce3" office:value-type="string" calcext:value-type="string">
            <text:p>GridSearchCV(estimator=LogisticRegression(C=100, max_iter=10000, tol=1e-06),</text:p>
            <text:p>             param_grid={'C': array([1.e-02, 1.e-01, 1.e+00, 1.e+01, 1.e+02])},</text:p>
            <text:p>             refit=False, scoring='balanced_accuracy')</text:p>
          </table:table-cell>
          <table:table-cell table:style-name="ce6" office:value-type="string" calcext:value-type="string">
            <text:p>GridSearchCV(estimator=LogisticRegression(C=100, fit_intercept=False,</text:p>
            <text:p>                                          max_iter=10000, solver='lbfgs',</text:p>
            <text:p>                                          tol=1e-06),</text:p>
            <text:p>             param_grid={'C': array([1.e-02, 1.e-01, 1.e+00, 1.e+01, 1.e+02])},</text:p>
            <text:p>             refit=False, scoring='balanced_accuracy')</text:p>
          </table:table-cell>
          <table:table-cell table:style-name="ce6" office:value-type="string" calcext:value-type="string">
            <text:p>&lt;GridSearchThresholdCV.GridSearchThresholdCV object at 0x7f14bded5d50&gt;</text:p>
          </table:table-cell>
          <table:table-cell table:style-name="ce9" office:value-type="string" calcext:value-type="string">
            <text:p>&lt;GridSearchThresholdCV.GridSearchThresholdCV object at 0x7f14be010410&gt;</text:p>
          </table:table-cell>
          <table:table-cell table:style-name="ce3" office:value-type="string" calcext:value-type="string">
            <text:p>GridSearchCV(estimator=LogisticRegression(C=100, max_iter=10000, tol=1e-06),</text:p>
            <text:p>             param_grid={'C': array([1.e-02, 1.e-01, 1.e+00, 1.e+01, 1.e+02])},</text:p>
            <text:p>             refit='balanced_accuracy', scoring='balanced_accuracy')</text:p>
          </table:table-cell>
          <table:table-cell table:style-name="ce6" office:value-type="string" calcext:value-type="string">
            <text:p>GridSearchCV(estimator=LogisticRegression(C=100, fit_intercept=False,</text:p>
            <text:p>                                          max_iter=10000, solver='lbfgs',</text:p>
            <text:p>                                          tol=1e-06),</text:p>
            <text:p>             param_grid={'C': array([1.e-02, 1.e-01, 1.e+00, 1.e+01, 1.e+02])},</text:p>
            <text:p>             refit='balanced_accuracy', scoring='balanced_accuracy')</text:p>
          </table:table-cell>
          <table:table-cell table:style-name="ce6" office:value-type="string" calcext:value-type="string">
            <text:p>&lt;GridSearchThresholdCV.GridSearchThresholdCV object at 0x7f14be010410&gt;</text:p>
          </table:table-cell>
          <table:table-cell table:style-name="ce9" office:value-type="string" calcext:value-type="string">
            <text:p>&lt;GridSearchThresholdCV.GridSearchThresholdCV object at 0x7f14be010410&gt;</text:p>
          </table:table-cell>
          <table:table-cell table:style-name="ce3" office:value-type="string" calcext:value-type="string">
            <text:p>GridSearchCV(estimator=LogisticRegression(C=100, max_iter=10000, tol=1e-06),</text:p>
            <text:p>             param_grid={'C': array([1.e-02, 1.e-01, 1.e+00, 1.e+01, 1.e+02])},</text:p>
            <text:p>             refit=&lt;function refit_fxn at 0x7f14bdfd8400&gt;,</text:p>
            <text:p>             scoring='balanced_accuracy')</text:p>
          </table:table-cell>
          <table:table-cell table:style-name="ce6" office:value-type="string" calcext:value-type="string">
            <text:p>dask cannot take callable for refit</text:p>
          </table:table-cell>
          <table:table-cell table:style-name="ce6" office:value-type="string" calcext:value-type="string">
            <text:p>&lt;GridSearchThresholdCV.GridSearchThresholdCV object at 0x7f14be010410&gt;</text:p>
          </table:table-cell>
          <table:table-cell table:style-name="ce9" office:value-type="string" calcext:value-type="string">
            <text:p>&lt;GridSearchThresholdCV.GridSearchThresholdCV object at 0x7f14c1112f50&gt;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transform</text:p>
          </table:table-cell>
          <table:table-cell table:style-name="ce3" office:value-type="string" calcext:value-type="string">
            <text:p>This 'GridSearchCV' has no attribute 'transform'</text:p>
          </table:table-cell>
          <table:table-cell table:style-name="ce6" office:value-type="string" calcext:value-type="string">
            <text:p>This 'GridSearchCV' has no attribute 'transform'</text:p>
          </table:table-cell>
          <table:table-cell table:style-name="ce6" office:value-type="string" calcext:value-type="string">
            <text:p>'LogisticRegression' object has no attribute 'transform'</text:p>
          </table:table-cell>
          <table:table-cell table:style-name="ce9" office:value-type="string" calcext:value-type="string">
            <text:p>'LogisticRegression' object has no attribute 'transform'</text:p>
          </table:table-cell>
          <table:table-cell table:style-name="ce3" office:value-type="string" calcext:value-type="string">
            <text:p>This 'GridSearchCV' has no attribute 'transform'</text:p>
          </table:table-cell>
          <table:table-cell table:style-name="ce6" office:value-type="string" calcext:value-type="string">
            <text:p>This 'GridSearchCV' has no attribute 'transform'</text:p>
          </table:table-cell>
          <table:table-cell table:style-name="ce6" office:value-type="string" calcext:value-type="string">
            <text:p>'LogisticRegression' object has no attribute 'transform'</text:p>
          </table:table-cell>
          <table:table-cell table:style-name="ce9" office:value-type="string" calcext:value-type="string">
            <text:p>'LogisticRegression' object has no attribute 'transform'</text:p>
          </table:table-cell>
          <table:table-cell table:style-name="ce3" office:value-type="string" calcext:value-type="string">
            <text:p>This 'GridSearchCV' has no attribute 'transform'</text:p>
          </table:table-cell>
          <table:table-cell table:style-name="ce6" office:value-type="string" calcext:value-type="string">
            <text:p>This 'GridSearchCV' has no attribute 'transform'</text:p>
          </table:table-cell>
          <table:table-cell table:style-name="ce6" office:value-type="string" calcext:value-type="string">
            <text:p>'LogisticRegression' object has no attribute 'transform'</text:p>
          </table:table-cell>
          <table:table-cell table:style-name="ce9" office:value-type="string" calcext:value-type="string">
            <text:p>'LogisticRegression' object has no attribute 'transform'</text:p>
          </table:table-cell>
          <table:table-cell table:style-name="ce3" office:value-type="string" calcext:value-type="string">
            <text:p>This 'GridSearchCV' has no attribute 'transform'</text:p>
          </table:table-cell>
          <table:table-cell table:style-name="ce6" office:value-type="string" calcext:value-type="string">
            <text:p>This 'GridSearchCV' has no attribute 'transform'</text:p>
          </table:table-cell>
          <table:table-cell table:style-name="ce6" office:value-type="string" calcext:value-type="string">
            <text:p>'LogisticRegression' object has no attribute 'transform'</text:p>
          </table:table-cell>
          <table:table-cell table:style-name="ce9" office:value-type="string" calcext:value-type="string">
            <text:p>'LogisticRegression' object has no attribute 'transform'</text:p>
          </table:table-cell>
          <table:table-cell table:style-name="ce3" office:value-type="string" calcext:value-type="string">
            <text:p>This 'GridSearchCV' has no attribute 'transform'</text:p>
          </table:table-cell>
          <table:table-cell table:style-name="ce6" office:value-type="string" calcext:value-type="string">
            <text:p>This 'GridSearchCV' has no attribute 'transform'</text:p>
          </table:table-cell>
          <table:table-cell table:style-name="ce6" office:value-type="string" calcext:value-type="string">
            <text:p>'LogisticRegression' object has no attribute 'transform'</text:p>
          </table:table-cell>
          <table:table-cell table:style-name="ce9" office:value-type="string" calcext:value-type="string">
            <text:p>'LogisticRegression' object has no attribute 'transform'</text:p>
          </table:table-cell>
          <table:table-cell table:style-name="ce3" office:value-type="string" calcext:value-type="string">
            <text:p>This 'GridSearchCV' has no attribute 'transform'</text:p>
          </table:table-cell>
          <table:table-cell table:style-name="ce6" office:value-type="string" calcext:value-type="string">
            <text:p>dask cannot take callable for refit</text:p>
          </table:table-cell>
          <table:table-cell table:style-name="ce6" office:value-type="string" calcext:value-type="string">
            <text:p>'LogisticRegression' object has no attribute 'transform'</text:p>
          </table:table-cell>
          <table:table-cell table:style-name="ce9" office:value-type="string" calcext:value-type="string">
            <text:p>'LogisticRegression' object has no attribute 'transform'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visualize</text:p>
          </table:table-cell>
          <table:table-cell table:style-name="ce4" office:value-type="string" calcext:value-type="string">
            <text:p>'GridSearchCV' object has no attribute 'visualize'</text:p>
          </table:table-cell>
          <table:table-cell table:style-name="ce7" office:value-type="string" calcext:value-type="string">
            <text:p>This GridSearchCV instance is not fitted yet. Call 'fit' with appropriate arguments before using this estimator.</text:p>
          </table:table-cell>
          <table:table-cell table:style-name="ce7" office:value-type="string" calcext:value-type="string">
            <text:p>Cannot visualize a sklearn estimator</text:p>
          </table:table-cell>
          <table:table-cell table:style-name="ce10" office:value-type="string" calcext:value-type="string">
            <text:p>This GridSearchCV instance is not fitted yet. Call 'fit' with appropriate arguments before using this estimator.</text:p>
          </table:table-cell>
          <table:table-cell table:style-name="ce4" office:value-type="string" calcext:value-type="string">
            <text:p>'GridSearchCV' object has no attribute 'visualize'</text:p>
          </table:table-cell>
          <table:table-cell table:style-name="ce7" office:value-type="string" calcext:value-type="string">
            <text:p>This GridSearchCV instance is not fitted yet. Call 'fit' with appropriate arguments before using this estimator.</text:p>
          </table:table-cell>
          <table:table-cell table:style-name="ce7" office:value-type="string" calcext:value-type="string">
            <text:p>Cannot visualize a sklearn estimator</text:p>
          </table:table-cell>
          <table:table-cell table:style-name="ce10" office:value-type="string" calcext:value-type="string">
            <text:p>This GridSearchCV instance is not fitted yet. Call 'fit' with appropriate arguments before using this estimator.</text:p>
          </table:table-cell>
          <table:table-cell table:style-name="ce4" office:value-type="string" calcext:value-type="string">
            <text:p>'GridSearchCV' object has no attribute 'visualize'</text:p>
          </table:table-cell>
          <table:table-cell table:style-name="ce7" office:value-type="string" calcext:value-type="string">
            <text:p>This GridSearchCV instance is not fitted yet. Call 'fit' with appropriate arguments before using this estimator.</text:p>
          </table:table-cell>
          <table:table-cell table:style-name="ce7" office:value-type="string" calcext:value-type="string">
            <text:p>Cannot visualize a sklearn estimator</text:p>
          </table:table-cell>
          <table:table-cell table:style-name="ce10" office:value-type="string" calcext:value-type="string">
            <text:p>This GridSearchCV instance is not fitted yet. Call 'fit' with appropriate arguments before using this estimator.</text:p>
          </table:table-cell>
          <table:table-cell table:style-name="ce4" office:value-type="string" calcext:value-type="string">
            <text:p>'GridSearchCV' object has no attribute 'visualize'</text:p>
          </table:table-cell>
          <table:table-cell table:style-name="ce7" office:value-type="string" calcext:value-type="string">
            <text:p>&lt;IPython.core.display.Image object&gt;</text:p>
          </table:table-cell>
          <table:table-cell table:style-name="ce7" office:value-type="string" calcext:value-type="string">
            <text:p>Cannot visualize a sklearn estimator</text:p>
          </table:table-cell>
          <table:table-cell table:style-name="ce10" office:value-type="string" calcext:value-type="string">
            <text:p>&lt;IPython.core.display.Image object&gt;</text:p>
          </table:table-cell>
          <table:table-cell table:style-name="ce4" office:value-type="string" calcext:value-type="string">
            <text:p>'GridSearchCV' object has no attribute 'visualize'</text:p>
          </table:table-cell>
          <table:table-cell table:style-name="ce7" office:value-type="string" calcext:value-type="string">
            <text:p>&lt;IPython.core.display.Image object&gt;</text:p>
          </table:table-cell>
          <table:table-cell table:style-name="ce7" office:value-type="string" calcext:value-type="string">
            <text:p>Cannot visualize a sklearn estimator</text:p>
          </table:table-cell>
          <table:table-cell table:style-name="ce10" office:value-type="string" calcext:value-type="string">
            <text:p>&lt;IPython.core.display.Image object&gt;</text:p>
          </table:table-cell>
          <table:table-cell table:style-name="ce4" office:value-type="string" calcext:value-type="string">
            <text:p>'GridSearchCV' object has no attribute 'visualize'</text:p>
          </table:table-cell>
          <table:table-cell table:style-name="ce7" office:value-type="string" calcext:value-type="string">
            <text:p>dask cannot take callable for refit</text:p>
          </table:table-cell>
          <table:table-cell table:style-name="ce7" office:value-type="string" calcext:value-type="string">
            <text:p>Cannot visualize a sklearn estimator</text:p>
          </table:table-cell>
          <table:table-cell table:style-name="ce10" office:value-type="string" calcext:value-type="string">
            <text:p>&lt;IPython.core.display.Image object&gt;</text:p>
          </table:table-cell>
          <table:table-cell table:number-columns-repeated="999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2-26T15:42:39.309783510</dc:date>
    <meta:editing-duration>PT13M32S</meta:editing-duration>
    <meta:editing-cycles>8</meta:editing-cycles>
    <meta:generator>LibreOffice/7.3.7.2$Linux_X86_64 LibreOffice_project/30$Build-2</meta:generator>
    <meta:document-statistic meta:table-count="1" meta:cell-count="324" meta:object-count="0"/>
  </office:meta>
</office:document-meta>
</file>